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38.12mm"/>
    </style:style>
    <style:style style:name="co7" style:family="table-column">
      <style:table-column-properties fo:break-before="auto" style:column-width="45.28mm"/>
    </style:style>
    <style:style style:name="co8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  <style:style style:name="ce4" style:family="table-cell" style:parent-style-name="Default" style:data-style-name="N2"/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1"/>
    <style:style style:name="ce9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I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Distance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Rank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</text:p>
          </table:table-cell>
          <table:table-cell table:style-name="Default" office:value-type="string" calcext:value-type="string">
            <text:p>Mean</text:p>
          </table:table-cell>
          <table:table-cell table:style-name="ce3" office:value-type="string" calcext:value-type="string">
            <text:p>IQR (25%)</text:p>
          </table:table-cell>
          <table:table-cell table:style-name="ce3" office:value-type="string" calcext:value-type="string">
            <text:p>IQR(75%)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Effectiveness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Mean [IQR]</text:p>
          </table:table-cell>
          <table:table-cell table:style-name="ce3" office:value-type="string" calcext:value-type="string">
            <text:p>IQR (25%)</text:p>
          </table:table-cell>
          <table:table-cell table:style-name="ce3" office:value-type="string" calcext:value-type="string">
            <text:p>IQR(75%)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Effectiveness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Blossom V</text:p>
          </table:table-cell>
          <table:table-cell table:style-name="ce2" office:value-type="float" office:value="2.790101" calcext:value-type="float">
            <text:p>2.79</text:p>
          </table:table-cell>
          <table:table-cell table:style-name="ce2" office:value-type="float" office:value="0.2660256" calcext:value-type="float">
            <text:p>0.27</text:p>
          </table:table-cell>
          <table:table-cell table:style-name="ce2" office:value-type="float" office:value="0.4159074" calcext:value-type="float">
            <text:p>0.42</text:p>
          </table:table-cell>
          <table:table-cell table:style-name="ce2" office:value-type="float" office:value="14.70854" calcext:value-type="float">
            <text:p>14.71</text:p>
          </table:table-cell>
          <table:table-cell table:style-name="ce2" office:value-type="float" office:value="0.3213811" calcext:value-type="float">
            <text:p>0.32</text:p>
          </table:table-cell>
          <table:table-cell table:style-name="ce4" table:formula="of:=[.E3]/[.$E$3]" office:value-type="float" office:value="1" calcext:value-type="float">
            <text:p>1.00</text:p>
          </table:table-cell>
          <table:table-cell table:style-name="ce1" office:value-type="string" calcext:value-type="string">
            <text:p>Blossom V</text:p>
          </table:table-cell>
          <table:table-cell table:style-name="ce6" office:value-type="float" office:value="40.69687" calcext:value-type="float">
            <text:p>41</text:p>
          </table:table-cell>
          <table:table-cell table:style-name="ce1" office:value-type="float" office:value="0.059375" calcext:value-type="float">
            <text:p>0.059375</text:p>
          </table:table-cell>
          <table:table-cell table:style-name="ce1" office:value-type="float" office:value="5.5875" calcext:value-type="float">
            <text:p>5.5875</text:p>
          </table:table-cell>
          <table:table-cell table:style-name="ce6" office:value-type="float" office:value="232.5859" calcext:value-type="float">
            <text:p>233</text:p>
          </table:table-cell>
          <table:table-cell table:style-name="ce7" office:value-type="float" office:value="1.759375" calcext:value-type="float">
            <text:p>1.8</text:p>
          </table:table-cell>
          <table:table-cell table:style-name="ce8" table:formula="of:=[.L3]/[.$L$3]" office:value-type="float" office:value="1" calcext:value-type="float">
            <text:p>1.0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Brute force</text:p>
          </table:table-cell>
          <table:table-cell table:style-name="ce2" office:value-type="float" office:value="2.88468" calcext:value-type="float">
            <text:p>2.88</text:p>
          </table:table-cell>
          <table:table-cell table:style-name="ce2" office:value-type="float" office:value="0.2622726" calcext:value-type="float">
            <text:p>0.26</text:p>
          </table:table-cell>
          <table:table-cell table:style-name="ce2" office:value-type="float" office:value="0.4406772" calcext:value-type="float">
            <text:p>0.44</text:p>
          </table:table-cell>
          <table:table-cell table:style-name="ce2" office:value-type="float" office:value="19.79605" calcext:value-type="float">
            <text:p>19.80</text:p>
          </table:table-cell>
          <table:table-cell table:style-name="ce2" office:value-type="float" office:value="0.3211721" calcext:value-type="float">
            <text:p>0.32</text:p>
          </table:table-cell>
          <table:table-cell table:style-name="ce4" table:formula="of:=[.E4]/[.$E$3]" office:value-type="float" office:value="1.03389805602019" calcext:value-type="float">
            <text:p>1.03</text:p>
          </table:table-cell>
          <table:table-cell table:style-name="ce1" office:value-type="string" calcext:value-type="string">
            <text:p>Brute force</text:p>
          </table:table-cell>
          <table:table-cell table:style-name="ce6" office:value-type="float" office:value="64.45312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84375" calcext:value-type="float">
            <text:p>6.84375</text:p>
          </table:table-cell>
          <table:table-cell table:style-name="ce6" office:value-type="float" office:value="337.2495" calcext:value-type="float">
            <text:p>337</text:p>
          </table:table-cell>
          <table:table-cell table:style-name="ce7" office:value-type="float" office:value="1.65625" calcext:value-type="float">
            <text:p>1.7</text:p>
          </table:table-cell>
          <table:table-cell table:style-name="ce8" table:formula="of:=[.L4]/[.$L$3]" office:value-type="float" office:value="1.58373653796963" calcext:value-type="float">
            <text:p>1.6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Cluster shuffle</text:p>
          </table:table-cell>
          <table:table-cell table:style-name="ce2" office:value-type="float" office:value="3.426005" calcext:value-type="float">
            <text:p>3.43</text:p>
          </table:table-cell>
          <table:table-cell table:style-name="ce2" office:value-type="float" office:value="0.3571455" calcext:value-type="float">
            <text:p>0.36</text:p>
          </table:table-cell>
          <table:table-cell table:style-name="ce2" office:value-type="float" office:value="1.0099548" calcext:value-type="float">
            <text:p>1.01</text:p>
          </table:table-cell>
          <table:table-cell table:style-name="ce2" office:value-type="float" office:value="17.46463" calcext:value-type="float">
            <text:p>17.46</text:p>
          </table:table-cell>
          <table:table-cell table:style-name="ce2" office:value-type="float" office:value="0.5168829" calcext:value-type="float">
            <text:p>0.52</text:p>
          </table:table-cell>
          <table:table-cell table:style-name="ce4" table:formula="of:=[.E5]/[.$E$3]" office:value-type="float" office:value="1.22791432998304" calcext:value-type="float">
            <text:p>1.23</text:p>
          </table:table-cell>
          <table:table-cell table:style-name="ce1" office:value-type="string" calcext:value-type="string">
            <text:p>Cluster shuffle</text:p>
          </table:table-cell>
          <table:table-cell table:style-name="ce6" office:value-type="float" office:value="161.39687" calcext:value-type="float">
            <text:p>161</text:p>
          </table:table-cell>
          <table:table-cell table:style-name="ce1" office:value-type="float" office:value="3.896875" calcext:value-type="float">
            <text:p>3.896875</text:p>
          </table:table-cell>
          <table:table-cell table:style-name="ce1" office:value-type="float" office:value="100.21563" calcext:value-type="float">
            <text:p>100.21563</text:p>
          </table:table-cell>
          <table:table-cell table:style-name="ce6" office:value-type="float" office:value="523.3137" calcext:value-type="float">
            <text:p>523</text:p>
          </table:table-cell>
          <table:table-cell table:style-name="ce7" office:value-type="float" office:value="20.801562" calcext:value-type="float">
            <text:p>20.8</text:p>
          </table:table-cell>
          <table:table-cell table:style-name="ce8" table:formula="of:=[.L5]/[.$L$3]" office:value-type="float" office:value="3.96583005032082" calcext:value-type="float">
            <text:p>4.0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Distribution</text:p>
          </table:table-cell>
          <table:table-cell table:style-name="ce2" office:value-type="float" office:value="3.839805" calcext:value-type="float">
            <text:p>3.84</text:p>
          </table:table-cell>
          <table:table-cell table:style-name="ce2" office:value-type="float" office:value="0.3751512" calcext:value-type="float">
            <text:p>0.38</text:p>
          </table:table-cell>
          <table:table-cell table:style-name="ce2" office:value-type="float" office:value="1.0053931" calcext:value-type="float">
            <text:p>1.01</text:p>
          </table:table-cell>
          <table:table-cell table:style-name="ce2" office:value-type="float" office:value="20.79404" calcext:value-type="float">
            <text:p>20.79</text:p>
          </table:table-cell>
          <table:table-cell table:style-name="ce2" office:value-type="float" office:value="0.5728755" calcext:value-type="float">
            <text:p>0.57</text:p>
          </table:table-cell>
          <table:table-cell table:style-name="ce4" table:formula="of:=[.E6]/[.$E$3]" office:value-type="float" office:value="1.37622437323954" calcext:value-type="float">
            <text:p>1.38</text:p>
          </table:table-cell>
          <table:table-cell table:style-name="ce1" office:value-type="string" calcext:value-type="string">
            <text:p>Distribution match</text:p>
          </table:table-cell>
          <table:table-cell table:style-name="ce6" office:value-type="float" office:value="128.1375" calcext:value-type="float">
            <text:p>128</text:p>
          </table:table-cell>
          <table:table-cell table:style-name="ce1" office:value-type="float" office:value="9.521875" calcext:value-type="float">
            <text:p>9.521875</text:p>
          </table:table-cell>
          <table:table-cell table:style-name="ce1" office:value-type="float" office:value="94.2" calcext:value-type="float">
            <text:p>94.2</text:p>
          </table:table-cell>
          <table:table-cell table:style-name="ce6" office:value-type="float" office:value="352.5665" calcext:value-type="float">
            <text:p>353</text:p>
          </table:table-cell>
          <table:table-cell table:style-name="ce7" office:value-type="float" office:value="30.175" calcext:value-type="float">
            <text:p>30.2</text:p>
          </table:table-cell>
          <table:table-cell table:style-name="ce8" table:formula="of:=[.L6]/[.$L$3]" office:value-type="float" office:value="3.14858366257651" calcext:value-type="float">
            <text:p>3.1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Random</text:p>
          </table:table-cell>
          <table:table-cell table:style-name="ce2" office:value-type="float" office:value="105.465229" calcext:value-type="float">
            <text:p>105.47</text:p>
          </table:table-cell>
          <table:table-cell table:style-name="ce2" office:value-type="float" office:value="4.9777613" calcext:value-type="float">
            <text:p>4.98</text:p>
          </table:table-cell>
          <table:table-cell table:style-name="ce2" office:value-type="float" office:value="203.2863688" calcext:value-type="float">
            <text:p>203.29</text:p>
          </table:table-cell>
          <table:table-cell table:style-name="ce2" office:value-type="float" office:value="93.14783" calcext:value-type="float">
            <text:p>93.15</text:p>
          </table:table-cell>
          <table:table-cell table:style-name="ce2" office:value-type="float" office:value="104.1273781" calcext:value-type="float">
            <text:p>104.13</text:p>
          </table:table-cell>
          <table:table-cell table:style-name="ce4" table:formula="of:=[.E7]/[.$E$3]" office:value-type="float" office:value="37.799788968213" calcext:value-type="float">
            <text:p>37.80</text:p>
          </table:table-cell>
          <table:table-cell table:style-name="ce1" office:value-type="string" calcext:value-type="string">
            <text:p>Random match</text:p>
          </table:table-cell>
          <table:table-cell table:style-name="ce6" office:value-type="float" office:value="2498.09062" calcext:value-type="float">
            <text:p>2,498</text:p>
          </table:table-cell>
          <table:table-cell table:style-name="ce1" office:value-type="float" office:value="1249.8" calcext:value-type="float">
            <text:p>1249.8</text:p>
          </table:table-cell>
          <table:table-cell table:style-name="ce1" office:value-type="float" office:value="3747.26875" calcext:value-type="float">
            <text:p>3747.26875</text:p>
          </table:table-cell>
          <table:table-cell table:style-name="ce6" office:value-type="float" office:value="1442.4425" calcext:value-type="float">
            <text:p>1,442</text:p>
          </table:table-cell>
          <table:table-cell table:style-name="ce7" office:value-type="float" office:value="2499.05" calcext:value-type="float">
            <text:p>2,499.1</text:p>
          </table:table-cell>
          <table:table-cell table:style-name="ce8" table:formula="of:=[.L7]/[.$L$3]" office:value-type="float" office:value="61.3828685105267" calcext:value-type="float">
            <text:p>61.4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Random k</text:p>
          </table:table-cell>
          <table:table-cell table:style-name="ce2" office:value-type="float" office:value="3.4913" calcext:value-type="float">
            <text:p>3.49</text:p>
          </table:table-cell>
          <table:table-cell table:style-name="ce2" office:value-type="float" office:value="0.4857088" calcext:value-type="float">
            <text:p>0.49</text:p>
          </table:table-cell>
          <table:table-cell table:style-name="ce2" office:value-type="float" office:value="1.3874139" calcext:value-type="float">
            <text:p>1.39</text:p>
          </table:table-cell>
          <table:table-cell table:style-name="ce2" office:value-type="float" office:value="18.99922" calcext:value-type="float">
            <text:p>19.00</text:p>
          </table:table-cell>
          <table:table-cell table:style-name="ce2" office:value-type="float" office:value="0.7893977" calcext:value-type="float">
            <text:p>0.79</text:p>
          </table:table-cell>
          <table:table-cell table:style-name="ce4" table:formula="of:=[.E8]/[.$E$3]" office:value-type="float" office:value="1.25131670860661" calcext:value-type="float">
            <text:p>1.25</text:p>
          </table:table-cell>
          <table:table-cell table:style-name="ce1" office:value-type="string" calcext:value-type="string">
            <text:p>Random match n</text:p>
          </table:table-cell>
          <table:table-cell table:style-name="ce6" office:value-type="float" office:value="183.45625" calcext:value-type="float">
            <text:p>183</text:p>
          </table:table-cell>
          <table:table-cell table:style-name="ce1" office:value-type="float" office:value="20.475" calcext:value-type="float">
            <text:p>20.475</text:p>
          </table:table-cell>
          <table:table-cell table:style-name="ce1" office:value-type="float" office:value="183.99687" calcext:value-type="float">
            <text:p>183.99687</text:p>
          </table:table-cell>
          <table:table-cell table:style-name="ce6" office:value-type="float" office:value="372.8241" calcext:value-type="float">
            <text:p>373</text:p>
          </table:table-cell>
          <table:table-cell table:style-name="ce7" office:value-type="float" office:value="64.284375" calcext:value-type="float">
            <text:p>64.3</text:p>
          </table:table-cell>
          <table:table-cell table:style-name="ce8" table:formula="of:=[.L8]/[.$L$3]" office:value-type="float" office:value="4.50787124415219" calcext:value-type="float">
            <text:p>4.5</text:p>
          </table:table-cell>
        </table:table-row>
        <table:table-row table:style-name="ro3">
          <table:table-cell table:number-columns-repeated="2"/>
          <table:table-cell table:style-name="ce1"/>
          <table:table-cell office:value-type="string" calcext:value-type="string">
            <text:p>Weighted shuffle</text:p>
          </table:table-cell>
          <table:table-cell table:style-name="ce2" office:value-type="float" office:value="3.46674" calcext:value-type="float">
            <text:p>3.47</text:p>
          </table:table-cell>
          <table:table-cell table:style-name="ce2" office:value-type="float" office:value="0.4813653" calcext:value-type="float">
            <text:p>0.48</text:p>
          </table:table-cell>
          <table:table-cell table:style-name="ce2" office:value-type="float" office:value="1.3598424" calcext:value-type="float">
            <text:p>1.36</text:p>
          </table:table-cell>
          <table:table-cell table:style-name="ce2" office:value-type="float" office:value="19.02194" calcext:value-type="float">
            <text:p>19.02</text:p>
          </table:table-cell>
          <table:table-cell table:style-name="ce2" office:value-type="float" office:value="0.7793085" calcext:value-type="float">
            <text:p>0.78</text:p>
          </table:table-cell>
          <table:table-cell table:style-name="ce4" table:formula="of:=[.E9]/[.$E$3]" office:value-type="float" office:value="1.24251415988167" calcext:value-type="float">
            <text:p>1.24</text:p>
          </table:table-cell>
          <table:table-cell table:style-name="ce1" office:value-type="string" calcext:value-type="string">
            <text:p>Weighted shuffle</text:p>
          </table:table-cell>
          <table:table-cell table:style-name="ce6" office:value-type="float" office:value="179.13438" calcext:value-type="float">
            <text:p>179</text:p>
          </table:table-cell>
          <table:table-cell table:style-name="ce1" office:value-type="float" office:value="19.890625" calcext:value-type="float">
            <text:p>19.890625</text:p>
          </table:table-cell>
          <table:table-cell table:style-name="ce1" office:value-type="float" office:value="177.875" calcext:value-type="float">
            <text:p>177.875</text:p>
          </table:table-cell>
          <table:table-cell table:style-name="ce6" office:value-type="float" office:value="369.4776" calcext:value-type="float">
            <text:p>369</text:p>
          </table:table-cell>
          <table:table-cell table:style-name="ce7" office:value-type="float" office:value="62.640625" calcext:value-type="float">
            <text:p>62.6</text:p>
          </table:table-cell>
          <table:table-cell table:style-name="ce8" table:formula="of:=[.L9]/[.$L$3]" office:value-type="float" office:value="4.40167462510016" calcext:value-type="float">
            <text:p>4.4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4"/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Default" table:formula="of:=[.D2]" office:value-type="string" office:string-value="Algorithm" calcext:value-type="string">
            <text:p>Algorithm</text:p>
          </table:table-cell>
          <table:table-cell table:style-name="Default" table:formula="of:=&quot;&amp;&quot; &amp; &quot; &quot; &amp; [.E2]" office:value-type="string" office:string-value="&amp; Mean" calcext:value-type="string">
            <text:p>&amp; Mean</text:p>
          </table:table-cell>
          <table:table-cell table:style-name="Default" table:formula="of:=&quot;&amp;&quot; &amp; &quot; &quot; &amp; [.H2]" office:value-type="string" office:string-value="&amp; Std. Dev." calcext:value-type="string">
            <text:p>&amp; Std. Dev.</text:p>
          </table:table-cell>
          <table:table-cell table:style-name="Default" table:formula="of:=&quot;&amp;&quot; &amp; &quot; &quot; &amp; [.I2]" office:value-type="string" office:string-value="&amp; Median" calcext:value-type="string">
            <text:p>&amp; Median</text:p>
          </table:table-cell>
          <table:table-cell office:value-type="string" calcext:value-type="string">
            <text:p>&amp; Effectiveness</text:p>
          </table:table-cell>
          <table:table-cell office:value-type="string" calcext:value-type="string">
            <text:p>&amp; Time</text:p>
          </table:table-cell>
          <table:table-cell office:value-type="string" calcext:value-type="string">
            <text:p>\\</text:p>
          </table:table-cell>
          <table:table-cell table:formula="of:=[.K2]" office:value-type="string" office:string-value="Algorithm" calcext:value-type="string">
            <text:p>Algorithm</text:p>
          </table:table-cell>
          <table:table-cell table:formula="of:=&quot;&amp;&quot; &amp; &quot; &quot; &amp; [.L2]" office:value-type="string" office:string-value="&amp; Mean [IQR]" calcext:value-type="string">
            <text:p>&amp; Mean [IQR]</text:p>
          </table:table-cell>
          <table:table-cell table:formula="of:=&quot;&amp;&quot; &amp; &quot; &quot; &amp; [.O2]" office:value-type="string" office:string-value="&amp; Std. Dev." calcext:value-type="string">
            <text:p>&amp; Std. Dev.</text:p>
          </table:table-cell>
          <table:table-cell table:formula="of:=&quot;&amp;&quot; &amp; &quot; &quot; &amp; [.P2]" office:value-type="string" office:string-value="&amp; Median" calcext:value-type="string">
            <text:p>&amp; Median</text:p>
          </table:table-cell>
          <table:table-cell office:value-type="string" calcext:value-type="string">
            <text:p>&amp; Effectiveness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Best possible (Blossom V)</text:p>
          </table:table-cell>
          <table:table-cell table:style-name="Default" table:formula="of:=&quot;&amp;&quot; &amp; &quot; &quot; &amp; ROUND([.E3];2) &amp; &quot; [&quot; &amp; ROUND([.E3]-[.F3];2) &amp; &quot;,&quot; &amp; ROUND([.E3]+[.G3];2) &amp; &quot;]&quot;" office:value-type="string" office:string-value="&amp; 2.79 [2.52,3.21]" calcext:value-type="string">
            <text:p>&amp; 2.79 [2.52,3.21]</text:p>
          </table:table-cell>
          <table:table-cell table:style-name="Default" table:formula="of:=&quot;&amp;&quot; &amp; &quot; &quot; &amp; ROUND([.F3];2)" office:value-type="string" office:string-value="&amp; 0.27" calcext:value-type="string">
            <text:p>&amp; 0.27</text:p>
          </table:table-cell>
          <table:table-cell table:style-name="Default" table:formula="of:=&quot;&amp;&quot; &amp; &quot; &quot; &amp; ROUND([.I3];2)" office:value-type="string" office:string-value="&amp; 0.32" calcext:value-type="string">
            <text:p>&amp; 0.32</text:p>
          </table:table-cell>
          <table:table-cell table:formula="of:=&quot;&amp;&quot; &amp; &quot; &quot; &amp; ROUND([.J3];2)" office:value-type="string" office:string-value="&amp; 1" calcext:value-type="string">
            <text:p>&amp; 1</text:p>
          </table:table-cell>
          <table:table-cell table:style-name="ce1" office:value-type="string" calcext:value-type="string">
            <text:p>&amp; 31.89 hours</text:p>
          </table:table-cell>
          <table:table-cell table:style-name="ce1" office:value-type="string" calcext:value-type="string">
            <text:p>\\</text:p>
          </table:table-cell>
          <table:table-cell table:style-name="ce1" office:value-type="string" calcext:value-type="string">
            <text:p>Best possible (Blossom V)</text:p>
          </table:table-cell>
          <table:table-cell table:formula="of:=&quot;&amp;&quot; &amp; &quot; &quot; &amp; ROUND([.L3];0) &amp; &quot; [&quot; &amp; ROUND([.L3]-[.M3];2) &amp; &quot;,&quot; &amp; ROUND([.L3]+[.N3];2) &amp; &quot;]&quot;" office:value-type="string" office:string-value="&amp; 41 [40.64,46.28]" calcext:value-type="string">
            <text:p>&amp; 41 [40.64,46.28]</text:p>
          </table:table-cell>
          <table:table-cell table:formula="of:=&quot;&amp;&quot; &amp; &quot; &quot; &amp; ROUND([.O3];2)" office:value-type="string" office:string-value="&amp; 232.59" calcext:value-type="string">
            <text:p>&amp; 232.59</text:p>
          </table:table-cell>
          <table:table-cell table:formula="of:=&quot;&amp;&quot; &amp; &quot; &quot; &amp; ROUND([.P3];2)" office:value-type="string" office:string-value="&amp; 1.76" calcext:value-type="string">
            <text:p>&amp; 1.76</text:p>
          </table:table-cell>
          <table:table-cell table:formula="of:=&quot;&amp;&quot; &amp; &quot; &quot; &amp; ROUND([.Q3];1)" office:value-type="string" office:string-value="&amp; 1" calcext:value-type="string">
            <text:p>&amp; 1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3">
          <table:table-cell table:number-columns-repeated="2"/>
          <table:table-cell table:style-name="ce1"/>
          <table:table-cell office:value-type="string" calcext:value-type="string">
            <text:p>Brute force</text:p>
          </table:table-cell>
          <table:table-cell table:style-name="Default" table:formula="of:=&quot;&amp;&quot; &amp; &quot; &quot; &amp; ROUND([.E4];2) &amp; &quot; [&quot; &amp; ROUND([.E4]-[.F4];2) &amp; &quot;,&quot; &amp; ROUND([.E4]+[.G4];2) &amp; &quot;]&quot;" office:value-type="string" office:string-value="&amp; 2.88 [2.62,3.33]" calcext:value-type="string">
            <text:p>&amp; 2.88 [2.62,3.33]</text:p>
          </table:table-cell>
          <table:table-cell table:style-name="Default" table:formula="of:=&quot;&amp;&quot; &amp; &quot; &quot; &amp; ROUND([.F4];2)" office:value-type="string" office:string-value="&amp; 0.26" calcext:value-type="string">
            <text:p>&amp; 0.26</text:p>
          </table:table-cell>
          <table:table-cell table:style-name="Default" table:formula="of:=&quot;&amp;&quot; &amp; &quot; &quot; &amp; ROUND([.I4];2)" office:value-type="string" office:string-value="&amp; 0.32" calcext:value-type="string">
            <text:p>&amp; 0.32</text:p>
          </table:table-cell>
          <table:table-cell table:formula="of:=&quot;&amp;&quot; &amp; &quot; &quot; &amp; ROUND([.J4];2)" office:value-type="string" office:string-value="&amp; 1.03" calcext:value-type="string">
            <text:p>&amp; 1.03</text:p>
          </table:table-cell>
          <table:table-cell table:style-name="ce1" office:value-type="string" calcext:value-type="string">
            <text:p>&amp; 1.54 minutes</text:p>
          </table:table-cell>
          <table:table-cell table:style-name="ce1" office:value-type="string" calcext:value-type="string">
            <text:p>\\</text:p>
          </table:table-cell>
          <table:table-cell table:style-name="ce1" office:value-type="string" calcext:value-type="string">
            <text:p>Brute force</text:p>
          </table:table-cell>
          <table:table-cell table:formula="of:=&quot;&amp;&quot; &amp; &quot; &quot; &amp; ROUND([.L4];0) &amp; &quot; [&quot; &amp; ROUND([.L4]-[.M4];2) &amp; &quot;,&quot; &amp; ROUND([.L4]+[.N4];2) &amp; &quot;]&quot;" office:value-type="string" office:string-value="&amp; 64 [64.45,71.3]" calcext:value-type="string">
            <text:p>&amp; 64 [64.45,71.3]</text:p>
          </table:table-cell>
          <table:table-cell table:formula="of:=&quot;&amp;&quot; &amp; &quot; &quot; &amp; ROUND([.O4];2)" office:value-type="string" office:string-value="&amp; 337.25" calcext:value-type="string">
            <text:p>&amp; 337.25</text:p>
          </table:table-cell>
          <table:table-cell table:formula="of:=&quot;&amp;&quot; &amp; &quot; &quot; &amp; ROUND([.P4];2)" office:value-type="string" office:string-value="&amp; 1.66" calcext:value-type="string">
            <text:p>&amp; 1.66</text:p>
          </table:table-cell>
          <table:table-cell table:formula="of:=&quot;&amp;&quot; &amp; &quot; &quot; &amp; ROUND([.Q4];1)" office:value-type="string" office:string-value="&amp; 1.6" calcext:value-type="string">
            <text:p>&amp; 1.6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Cluster shuffle</text:p>
          </table:table-cell>
          <table:table-cell table:style-name="Default" table:formula="of:=&quot;&amp;&quot; &amp; &quot; &quot; &amp; ROUND([.E5];2) &amp; &quot; [&quot; &amp; ROUND([.E5]-[.F5];2) &amp; &quot;,&quot; &amp; ROUND([.E5]+[.G5];2) &amp; &quot;]&quot;" office:value-type="string" office:string-value="&amp; 3.43 [3.07,4.44]" calcext:value-type="string">
            <text:p>&amp; 3.43 [3.07,4.44]</text:p>
          </table:table-cell>
          <table:table-cell table:style-name="Default" table:formula="of:=&quot;&amp;&quot; &amp; &quot; &quot; &amp; ROUND([.F5];2)" office:value-type="string" office:string-value="&amp; 0.36" calcext:value-type="string">
            <text:p>&amp; 0.36</text:p>
          </table:table-cell>
          <table:table-cell table:style-name="Default" table:formula="of:=&quot;&amp;&quot; &amp; &quot; &quot; &amp; ROUND([.I5];2)" office:value-type="string" office:string-value="&amp; 0.52" calcext:value-type="string">
            <text:p>&amp; 0.52</text:p>
          </table:table-cell>
          <table:table-cell table:formula="of:=&quot;&amp;&quot; &amp; &quot; &quot; &amp; ROUND([.J5];2)" office:value-type="string" office:string-value="&amp; 1.23" calcext:value-type="string">
            <text:p>&amp; 1.23</text:p>
          </table:table-cell>
          <table:table-cell table:style-name="ce1" office:value-type="string" calcext:value-type="string">
            <text:p>&amp; 4 seconds</text:p>
          </table:table-cell>
          <table:table-cell table:style-name="ce1" office:value-type="string" calcext:value-type="string">
            <text:p>\\</text:p>
          </table:table-cell>
          <table:table-cell table:style-name="ce1" office:value-type="string" calcext:value-type="string">
            <text:p>Cluster shuffle</text:p>
          </table:table-cell>
          <table:table-cell table:formula="of:=&quot;&amp;&quot; &amp; &quot; &quot; &amp; ROUND([.L5];0) &amp; &quot; [&quot; &amp; ROUND([.L5]-[.M5];2) &amp; &quot;,&quot; &amp; ROUND([.L5]+[.N5];2) &amp; &quot;]&quot;" office:value-type="string" office:string-value="&amp; 161 [157.5,261.61]" calcext:value-type="string">
            <text:p>&amp; 161 [157.5,261.61]</text:p>
          </table:table-cell>
          <table:table-cell table:formula="of:=&quot;&amp;&quot; &amp; &quot; &quot; &amp; ROUND([.O5];2)" office:value-type="string" office:string-value="&amp; 523.31" calcext:value-type="string">
            <text:p>&amp; 523.31</text:p>
          </table:table-cell>
          <table:table-cell table:formula="of:=&quot;&amp;&quot; &amp; &quot; &quot; &amp; ROUND([.P5];2)" office:value-type="string" office:string-value="&amp; 20.8" calcext:value-type="string">
            <text:p>&amp; 20.8</text:p>
          </table:table-cell>
          <table:table-cell table:formula="of:=&quot;&amp;&quot; &amp; &quot; &quot; &amp; ROUND([.Q5];1)" office:value-type="string" office:string-value="&amp; 4" calcext:value-type="string">
            <text:p>&amp; 4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Distribution</text:p>
          </table:table-cell>
          <table:table-cell table:style-name="Default" table:formula="of:=&quot;&amp;&quot; &amp; &quot; &quot; &amp; ROUND([.E6];2) &amp; &quot; [&quot; &amp; ROUND([.E6]-[.F6];2) &amp; &quot;,&quot; &amp; ROUND([.E6]+[.G6];2) &amp; &quot;]&quot;" office:value-type="string" office:string-value="&amp; 3.84 [3.46,4.85]" calcext:value-type="string">
            <text:p>&amp; 3.84 [3.46,4.85]</text:p>
          </table:table-cell>
          <table:table-cell table:style-name="Default" table:formula="of:=&quot;&amp;&quot; &amp; &quot; &quot; &amp; ROUND([.F6];2)" office:value-type="string" office:string-value="&amp; 0.38" calcext:value-type="string">
            <text:p>&amp; 0.38</text:p>
          </table:table-cell>
          <table:table-cell table:style-name="Default" table:formula="of:=&quot;&amp;&quot; &amp; &quot; &quot; &amp; ROUND([.I6];2)" office:value-type="string" office:string-value="&amp; 0.57" calcext:value-type="string">
            <text:p>&amp; 0.57</text:p>
          </table:table-cell>
          <table:table-cell table:formula="of:=&quot;&amp;&quot; &amp; &quot; &quot; &amp; ROUND([.J6];2)" office:value-type="string" office:string-value="&amp; 1.38" calcext:value-type="string">
            <text:p>&amp; 1.38</text:p>
          </table:table-cell>
          <table:table-cell table:style-name="ce1" office:value-type="string" calcext:value-type="string">
            <text:p>&amp; 4 seconds</text:p>
          </table:table-cell>
          <table:table-cell table:style-name="ce1" office:value-type="string" calcext:value-type="string">
            <text:p>\\</text:p>
          </table:table-cell>
          <table:table-cell table:style-name="ce1" office:value-type="string" calcext:value-type="string">
            <text:p>Distribution</text:p>
          </table:table-cell>
          <table:table-cell table:formula="of:=&quot;&amp;&quot; &amp; &quot; &quot; &amp; ROUND([.L6];0) &amp; &quot; [&quot; &amp; ROUND([.L6]-[.M6];2) &amp; &quot;,&quot; &amp; ROUND([.L6]+[.N6];2) &amp; &quot;]&quot;" office:value-type="string" office:string-value="&amp; 128 [118.62,222.34]" calcext:value-type="string">
            <text:p>&amp; 128 [118.62,222.34]</text:p>
          </table:table-cell>
          <table:table-cell table:formula="of:=&quot;&amp;&quot; &amp; &quot; &quot; &amp; ROUND([.O6];2)" office:value-type="string" office:string-value="&amp; 352.57" calcext:value-type="string">
            <text:p>&amp; 352.57</text:p>
          </table:table-cell>
          <table:table-cell table:formula="of:=&quot;&amp;&quot; &amp; &quot; &quot; &amp; ROUND([.P6];2)" office:value-type="string" office:string-value="&amp; 30.18" calcext:value-type="string">
            <text:p>&amp; 30.18</text:p>
          </table:table-cell>
          <table:table-cell table:formula="of:=&quot;&amp;&quot; &amp; &quot; &quot; &amp; ROUND([.Q6];1)" office:value-type="string" office:string-value="&amp; 3.1" calcext:value-type="string">
            <text:p>&amp; 3.1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Random</text:p>
          </table:table-cell>
          <table:table-cell table:style-name="Default" table:formula="of:=&quot;&amp;&quot; &amp; &quot; &quot; &amp; ROUND([.E7];2) &amp; &quot; [&quot; &amp; ROUND([.E7]-[.F7];2) &amp; &quot;,&quot; &amp; ROUND([.E7]+[.G7];2) &amp; &quot;]&quot;" office:value-type="string" office:string-value="&amp; 105.47 [100.49,308.75]" calcext:value-type="string">
            <text:p>&amp; 105.47 [100.49,308.75]</text:p>
          </table:table-cell>
          <table:table-cell table:style-name="Default" table:formula="of:=&quot;&amp;&quot; &amp; &quot; &quot; &amp; ROUND([.F7];2)" office:value-type="string" office:string-value="&amp; 4.98" calcext:value-type="string">
            <text:p>&amp; 4.98</text:p>
          </table:table-cell>
          <table:table-cell table:style-name="Default" table:formula="of:=&quot;&amp;&quot; &amp; &quot; &quot; &amp; ROUND([.I7];2)" office:value-type="string" office:string-value="&amp; 104.13" calcext:value-type="string">
            <text:p>&amp; 104.13</text:p>
          </table:table-cell>
          <table:table-cell table:formula="of:=&quot;&amp;&quot; &amp; &quot; &quot; &amp; ROUND([.J7];2)" office:value-type="string" office:string-value="&amp; 37.8" calcext:value-type="string">
            <text:p>&amp; 37.8</text:p>
          </table:table-cell>
          <table:table-cell table:style-name="ce1" office:value-type="string" calcext:value-type="string">
            <text:p>&amp; 0.5 seconds</text:p>
          </table:table-cell>
          <table:table-cell table:style-name="ce1" office:value-type="string" calcext:value-type="string">
            <text:p>\\</text:p>
          </table:table-cell>
          <table:table-cell table:style-name="ce1" office:value-type="string" calcext:value-type="string">
            <text:p>Random</text:p>
          </table:table-cell>
          <table:table-cell table:formula="of:=&quot;&amp;&quot; &amp; &quot; &quot; &amp; ROUND([.L7];0) &amp; &quot; [&quot; &amp; ROUND([.L7]-[.M7];2) &amp; &quot;,&quot; &amp; ROUND([.L7]+[.N7];2) &amp; &quot;]&quot;" office:value-type="string" office:string-value="&amp; 2498 [1248.29,6245.36]" calcext:value-type="string">
            <text:p>&amp; 2498 [1248.29,6245.36]</text:p>
          </table:table-cell>
          <table:table-cell table:formula="of:=&quot;&amp;&quot; &amp; &quot; &quot; &amp; ROUND([.O7];2)" office:value-type="string" office:string-value="&amp; 1442.44" calcext:value-type="string">
            <text:p>&amp; 1442.44</text:p>
          </table:table-cell>
          <table:table-cell table:formula="of:=&quot;&amp;&quot; &amp; &quot; &quot; &amp; ROUND([.P7];2)" office:value-type="string" office:string-value="&amp; 2499.05" calcext:value-type="string">
            <text:p>&amp; 2499.05</text:p>
          </table:table-cell>
          <table:table-cell table:formula="of:=&quot;&amp;&quot; &amp; &quot; &quot; &amp; ROUND([.Q7];1)" office:value-type="string" office:string-value="&amp; 61.4" calcext:value-type="string">
            <text:p>&amp; 61.4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Random k</text:p>
          </table:table-cell>
          <table:table-cell table:style-name="Default" table:formula="of:=&quot;&amp;&quot; &amp; &quot; &quot; &amp; ROUND([.E8];2) &amp; &quot; [&quot; &amp; ROUND([.E8]-[.F8];2) &amp; &quot;,&quot; &amp; ROUND([.E8]+[.G8];2) &amp; &quot;]&quot;" office:value-type="string" office:string-value="&amp; 3.49 [3.01,4.88]" calcext:value-type="string">
            <text:p>&amp; 3.49 [3.01,4.88]</text:p>
          </table:table-cell>
          <table:table-cell table:style-name="Default" table:formula="of:=&quot;&amp;&quot; &amp; &quot; &quot; &amp; ROUND([.F8];2)" office:value-type="string" office:string-value="&amp; 0.49" calcext:value-type="string">
            <text:p>&amp; 0.49</text:p>
          </table:table-cell>
          <table:table-cell table:style-name="Default" table:formula="of:=&quot;&amp;&quot; &amp; &quot; &quot; &amp; ROUND([.I8];2)" office:value-type="string" office:string-value="&amp; 0.79" calcext:value-type="string">
            <text:p>&amp; 0.79</text:p>
          </table:table-cell>
          <table:table-cell table:formula="of:=&quot;&amp;&quot; &amp; &quot; &quot; &amp; ROUND([.J8];2)" office:value-type="string" office:string-value="&amp; 1.25" calcext:value-type="string">
            <text:p>&amp; 1.25</text:p>
          </table:table-cell>
          <table:table-cell table:style-name="ce1" office:value-type="string" calcext:value-type="string">
            <text:p>&amp; 4 seconds</text:p>
          </table:table-cell>
          <table:table-cell table:style-name="ce1" office:value-type="string" calcext:value-type="string">
            <text:p>\\</text:p>
          </table:table-cell>
          <table:table-cell table:style-name="ce1" office:value-type="string" calcext:value-type="string">
            <text:p>Random k</text:p>
          </table:table-cell>
          <table:table-cell table:formula="of:=&quot;&amp;&quot; &amp; &quot; &quot; &amp; ROUND([.L8];0) &amp; &quot; [&quot; &amp; ROUND([.L8]-[.M8];2) &amp; &quot;,&quot; &amp; ROUND([.L8]+[.N8];2) &amp; &quot;]&quot;" office:value-type="string" office:string-value="&amp; 183 [162.98,367.45]" calcext:value-type="string">
            <text:p>&amp; 183 [162.98,367.45]</text:p>
          </table:table-cell>
          <table:table-cell table:formula="of:=&quot;&amp;&quot; &amp; &quot; &quot; &amp; ROUND([.O8];2)" office:value-type="string" office:string-value="&amp; 372.82" calcext:value-type="string">
            <text:p>&amp; 372.82</text:p>
          </table:table-cell>
          <table:table-cell table:formula="of:=&quot;&amp;&quot; &amp; &quot; &quot; &amp; ROUND([.P8];2)" office:value-type="string" office:string-value="&amp; 64.28" calcext:value-type="string">
            <text:p>&amp; 64.28</text:p>
          </table:table-cell>
          <table:table-cell table:formula="of:=&quot;&amp;&quot; &amp; &quot; &quot; &amp; ROUND([.Q8];1)" office:value-type="string" office:string-value="&amp; 4.5" calcext:value-type="string">
            <text:p>&amp; 4.5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3">
          <table:table-cell table:number-columns-repeated="2"/>
          <table:table-cell table:style-name="ce1"/>
          <table:table-cell office:value-type="string" calcext:value-type="string">
            <text:p>Weighted shuffle</text:p>
          </table:table-cell>
          <table:table-cell table:style-name="Default" table:formula="of:=&quot;&amp;&quot; &amp; &quot; &quot; &amp; ROUND([.E9];2) &amp; &quot; [&quot; &amp; ROUND([.E9]-[.F9];2) &amp; &quot;,&quot; &amp; ROUND([.E9]+[.G9];2) &amp; &quot;]&quot;" office:value-type="string" office:string-value="&amp; 3.47 [2.99,4.83]" calcext:value-type="string">
            <text:p>&amp; 3.47 [2.99,4.83]</text:p>
          </table:table-cell>
          <table:table-cell table:style-name="Default" table:formula="of:=&quot;&amp;&quot; &amp; &quot; &quot; &amp; ROUND([.F9];2)" office:value-type="string" office:string-value="&amp; 0.48" calcext:value-type="string">
            <text:p>&amp; 0.48</text:p>
          </table:table-cell>
          <table:table-cell table:style-name="Default" table:formula="of:=&quot;&amp;&quot; &amp; &quot; &quot; &amp; ROUND([.I9];2)" office:value-type="string" office:string-value="&amp; 0.78" calcext:value-type="string">
            <text:p>&amp; 0.78</text:p>
          </table:table-cell>
          <table:table-cell table:formula="of:=&quot;&amp;&quot; &amp; &quot; &quot; &amp; ROUND([.J9];2)" office:value-type="string" office:string-value="&amp; 1.24" calcext:value-type="string">
            <text:p>&amp; 1.24</text:p>
          </table:table-cell>
          <table:table-cell office:value-type="string" calcext:value-type="string">
            <text:p>&amp; 4 seconds</text:p>
          </table:table-cell>
          <table:table-cell table:style-name="ce1" office:value-type="string" calcext:value-type="string">
            <text:p>\\</text:p>
          </table:table-cell>
          <table:table-cell table:style-name="ce1" office:value-type="string" calcext:value-type="string">
            <text:p>Weighted shuffle</text:p>
          </table:table-cell>
          <table:table-cell table:formula="of:=&quot;&amp;&quot; &amp; &quot; &quot; &amp; ROUND([.L9];0) &amp; &quot; [&quot; &amp; ROUND([.L9]-[.M9];2) &amp; &quot;,&quot; &amp; ROUND([.L9]+[.N9];2) &amp; &quot;]&quot;" office:value-type="string" office:string-value="&amp; 179 [159.24,357.01]" calcext:value-type="string">
            <text:p>&amp; 179 [159.24,357.01]</text:p>
          </table:table-cell>
          <table:table-cell table:formula="of:=&quot;&amp;&quot; &amp; &quot; &quot; &amp; ROUND([.O9];2)" office:value-type="string" office:string-value="&amp; 369.48" calcext:value-type="string">
            <text:p>&amp; 369.48</text:p>
          </table:table-cell>
          <table:table-cell table:formula="of:=&quot;&amp;&quot; &amp; &quot; &quot; &amp; ROUND([.P9];2)" office:value-type="string" office:string-value="&amp; 62.64" calcext:value-type="string">
            <text:p>&amp; 62.64</text:p>
          </table:table-cell>
          <table:table-cell table:formula="of:=&quot;&amp;&quot; &amp; &quot; &quot; &amp; ROUND([.Q9];1)" office:value-type="string" office:string-value="&amp; 4.4" calcext:value-type="string">
            <text:p>&amp; 4.4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/>
          <table:table-cell table:style-name="Default" table:number-columns-repeated="3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 table:number-columns-repeated="2"/>
          <table:table-cell table:number-columns-repeated="8"/>
        </table:table-row>
        <table:table-row table:style-name="ro4">
          <table:table-cell table:number-columns-repeated="2"/>
          <table:table-cell table:style-name="ce1"/>
          <table:table-cell table:number-columns-repeated="3"/>
          <table:table-cell office:value-type="string" calcext:value-type="string">
            <text:p>seconds</text:p>
          </table:table-cell>
          <table:table-cell table:style-name="ce1" office:value-type="string" calcext:value-type="string">
            <text:p>\usepackage{tabularx}</text:p>
          </table:table-cell>
          <table:table-cell table:style-name="ce1" office:value-type="string" calcext:value-type="string">
            <text:p>hour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Blossom V</text:p>
          </table:table-cell>
          <table:table-cell office:value-type="float" office:value="114808850" calcext:value-type="float">
            <text:p>114808850</text:p>
          </table:table-cell>
          <table:table-cell table:formula="of:=[.F24]/1000" office:value-type="float" office:value="114808.85" calcext:value-type="float">
            <text:p>114808.85</text:p>
          </table:table-cell>
          <table:table-cell table:style-name="ce1" table:formula="of:=[.G24]/60" office:value-type="float" office:value="1913.48083333333" calcext:value-type="float">
            <text:p>1913.4808333333</text:p>
          </table:table-cell>
          <table:table-cell table:style-name="ce1" table:formula="of:=[.H24]/60" office:value-type="float" office:value="31.8913472222222" calcext:value-type="float">
            <text:p>31.89134722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2" calcext:value-type="float">
            <text:p>2</text:p>
          </table:table-cell>
          <table:table-cell office:value-type="string" calcext:value-type="string">
            <text:p>Brute force</text:p>
          </table:table-cell>
          <table:table-cell office:value-type="float" office:value="92272" calcext:value-type="float">
            <text:p>92272</text:p>
          </table:table-cell>
          <table:table-cell table:formula="of:=[.F25]/1000" office:value-type="float" office:value="92.272" calcext:value-type="float">
            <text:p>92.272</text:p>
          </table:table-cell>
          <table:table-cell table:style-name="ce1" table:formula="of:=[.G25]/60" office:value-type="float" office:value="1.53786666666667" calcext:value-type="float">
            <text:p>1.5378666667</text:p>
          </table:table-cell>
          <table:table-cell table:style-name="ce1" table:formula="of:=[.H25]/60" office:value-type="float" office:value="0.0256311111111111" calcext:value-type="float">
            <text:p>0.02563111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3" calcext:value-type="float">
            <text:p>3</text:p>
          </table:table-cell>
          <table:table-cell office:value-type="string" calcext:value-type="string">
            <text:p>Cluster shuffle</text:p>
          </table:table-cell>
          <table:table-cell office:value-type="float" office:value="4064" calcext:value-type="float">
            <text:p>4064</text:p>
          </table:table-cell>
          <table:table-cell table:formula="of:=[.F26]/1000" office:value-type="float" office:value="4.064" calcext:value-type="float">
            <text:p>4.064</text:p>
          </table:table-cell>
          <table:table-cell table:style-name="ce1" table:formula="of:=[.G26]/60" office:value-type="float" office:value="0.0677333333333333" calcext:value-type="float">
            <text:p>0.0677333333</text:p>
          </table:table-cell>
          <table:table-cell table:style-name="ce1" table:formula="of:=[.H26]/60" office:value-type="float" office:value="0.00112888888888889" calcext:value-type="float">
            <text:p>0.001128888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4" calcext:value-type="float">
            <text:p>4</text:p>
          </table:table-cell>
          <table:table-cell office:value-type="string" calcext:value-type="string">
            <text:p>Distribution match</text:p>
          </table:table-cell>
          <table:table-cell office:value-type="float" office:value="4351" calcext:value-type="float">
            <text:p>4351</text:p>
          </table:table-cell>
          <table:table-cell table:formula="of:=[.F27]/1000" office:value-type="float" office:value="4.351" calcext:value-type="float">
            <text:p>4.351</text:p>
          </table:table-cell>
          <table:table-cell table:style-name="ce1" table:formula="of:=[.G27]/60" office:value-type="float" office:value="0.0725166666666667" calcext:value-type="float">
            <text:p>0.0725166667</text:p>
          </table:table-cell>
          <table:table-cell table:style-name="ce1" table:formula="of:=[.H27]/60" office:value-type="float" office:value="0.00120861111111111" calcext:value-type="float">
            <text:p>0.00120861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5" calcext:value-type="float">
            <text:p>5</text:p>
          </table:table-cell>
          <table:table-cell office:value-type="string" calcext:value-type="string">
            <text:p>Random match</text:p>
          </table:table-cell>
          <table:table-cell office:value-type="float" office:value="47" calcext:value-type="float">
            <text:p>47</text:p>
          </table:table-cell>
          <table:table-cell table:formula="of:=[.F28]/1000" office:value-type="float" office:value="0.047" calcext:value-type="float">
            <text:p>0.047</text:p>
          </table:table-cell>
          <table:table-cell table:style-name="ce1" table:formula="of:=[.G28]/60" office:value-type="float" office:value="0.000783333333333333" calcext:value-type="float">
            <text:p>0.0007833333</text:p>
          </table:table-cell>
          <table:table-cell table:style-name="ce1" table:formula="of:=[.H28]/60" office:value-type="float" office:value="0.0000130555555555556" calcext:value-type="float">
            <text:p>1.30555555555556E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6" calcext:value-type="float">
            <text:p>6</text:p>
          </table:table-cell>
          <table:table-cell office:value-type="string" calcext:value-type="string">
            <text:p>Random match n</text:p>
          </table:table-cell>
          <table:table-cell office:value-type="float" office:value="3631" calcext:value-type="float">
            <text:p>3631</text:p>
          </table:table-cell>
          <table:table-cell table:formula="of:=[.F29]/1000" office:value-type="float" office:value="3.631" calcext:value-type="float">
            <text:p>3.631</text:p>
          </table:table-cell>
          <table:table-cell table:style-name="ce1" table:formula="of:=[.G29]/60" office:value-type="float" office:value="0.0605166666666667" calcext:value-type="float">
            <text:p>0.0605166667</text:p>
          </table:table-cell>
          <table:table-cell table:style-name="ce1" table:formula="of:=[.H29]/60" office:value-type="float" office:value="0.00100861111111111" calcext:value-type="float">
            <text:p>0.00100861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7" calcext:value-type="float">
            <text:p>7</text:p>
          </table:table-cell>
          <table:table-cell office:value-type="string" calcext:value-type="string">
            <text:p>Weighted shuffle</text:p>
          </table:table-cell>
          <table:table-cell office:value-type="float" office:value="3743" calcext:value-type="float">
            <text:p>3743</text:p>
          </table:table-cell>
          <table:table-cell table:formula="of:=[.F30]/1000" office:value-type="float" office:value="3.743" calcext:value-type="float">
            <text:p>3.743</text:p>
          </table:table-cell>
          <table:table-cell table:style-name="ce1" table:formula="of:=[.G30]/60" office:value-type="float" office:value="0.0623833333333333" calcext:value-type="float">
            <text:p>0.0623833333</text:p>
          </table:table-cell>
          <table:table-cell table:style-name="ce1" table:formula="of:=[.H30]/60" office:value-type="float" office:value="0.00103972222222222" calcext:value-type="float">
            <text:p>0.0010397222</text:p>
          </table:table-cell>
          <table:table-cell table:number-columns-repeated="8"/>
        </table:table-row>
        <table:table-row table:style-name="ro1" table:number-rows-repeated="6">
          <table:table-cell table:number-columns-repeated="3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lossom 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0.4159074" calcext:value-type="float">
            <text:p>0.415907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Brute for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0.4406772" calcext:value-type="float">
            <text:p>0.440677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Cluster shuff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.0099548" calcext:value-type="float">
            <text:p>1.009954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Distribution mat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.0053931" calcext:value-type="float">
            <text:p>1.005393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Random mat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203.2863688" calcext:value-type="float">
            <text:p>203.286368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Random match 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.3874139" calcext:value-type="float">
            <text:p>1.387413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Weighted shuff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.3598424" calcext:value-type="float">
            <text:p>1.3598424</text:p>
          </table:table-cell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lossom V</text:p>
          </table:table-cell>
          <table:table-cell office:value-type="float" office:value="0" calcext:value-type="float">
            <text:p>0</text:p>
          </table:table-cell>
          <table:table-cell office:value-type="float" office:value="40.4375" calcext:value-type="float">
            <text:p>40.4375</text:p>
          </table:table-cell>
          <table:table-cell/>
          <table:table-cell office:value-type="string" calcext:value-type="string">
            <text:p>Blossom V</text:p>
          </table:table-cell>
          <table:table-cell table:formula="of:=[.G48]" office:value-type="float" office:value="40.4375" calcext:value-type="float">
            <text:p>40.4375</text:p>
          </table:table-cell>
          <table:table-cell table:formula="of:=[.G67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Blossom V</text:p>
          </table:table-cell>
          <table:table-cell office:value-type="float" office:value="1" calcext:value-type="float">
            <text:p>1</text:p>
          </table:table-cell>
          <table:table-cell office:value-type="float" office:value="39.9375" calcext:value-type="float">
            <text:p>39.9375</text:p>
          </table:table-cell>
          <table:table-cell/>
          <table:table-cell office:value-type="string" calcext:value-type="string">
            <text:p>Brute force</text:p>
          </table:table-cell>
          <table:table-cell table:formula="of:=[.G68]" office:value-type="float" office:value="64.5" calcext:value-type="float">
            <text:p>64.5</text:p>
          </table:table-cell>
          <table:table-cell table:formula="of:=[.G87]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Blossom V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luster shuffle</text:p>
          </table:table-cell>
          <table:table-cell table:style-name="ce1" office:value-type="float" office:value="146.875" calcext:value-type="float">
            <text:p>146.875</text:p>
          </table:table-cell>
          <table:table-cell table:style-name="ce1" office:value-type="float" office:value="178.5" calcext:value-type="float">
            <text:p>178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Blossom V</text:p>
          </table:table-cell>
          <table:table-cell office:value-type="float" office:value="3" calcext:value-type="float">
            <text:p>3</text:p>
          </table:table-cell>
          <table:table-cell office:value-type="float" office:value="39.875" calcext:value-type="float">
            <text:p>39.875</text:p>
          </table:table-cell>
          <table:table-cell/>
          <table:table-cell office:value-type="string" calcext:value-type="string">
            <text:p>Distribution</text:p>
          </table:table-cell>
          <table:table-cell table:style-name="ce1" office:value-type="float" office:value="129.0625" calcext:value-type="float">
            <text:p>129.0625</text:p>
          </table:table-cell>
          <table:table-cell table:style-name="ce1" office:value-type="float" office:value="124.625" calcext:value-type="float">
            <text:p>124.6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Blossom V</text:p>
          </table:table-cell>
          <table:table-cell office:value-type="float" office:value="4" calcext:value-type="float">
            <text:p>4</text:p>
          </table:table-cell>
          <table:table-cell office:value-type="float" office:value="39.9375" calcext:value-type="float">
            <text:p>39.9375</text:p>
          </table:table-cell>
          <table:table-cell/>
          <table:table-cell office:value-type="string" calcext:value-type="string">
            <text:p>Random match</text:p>
          </table:table-cell>
          <table:table-cell table:style-name="ce1" office:value-type="float" office:value="2499.9375" calcext:value-type="float">
            <text:p>2499.9375</text:p>
          </table:table-cell>
          <table:table-cell table:style-name="ce1" office:value-type="float" office:value="2498.875" calcext:value-type="float">
            <text:p>2498.87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Blossom V</text:p>
          </table:table-cell>
          <table:table-cell office:value-type="float" office:value="5" calcext:value-type="float">
            <text:p>5</text:p>
          </table:table-cell>
          <table:table-cell office:value-type="float" office:value="39.9375" calcext:value-type="float">
            <text:p>39.9375</text:p>
          </table:table-cell>
          <table:table-cell/>
          <table:table-cell table:style-name="ce1" office:value-type="string" calcext:value-type="string">
            <text:p>Random match n</text:p>
          </table:table-cell>
          <table:table-cell table:style-name="ce1" office:value-type="float" office:value="177.0625" calcext:value-type="float">
            <text:p>177.0625</text:p>
          </table:table-cell>
          <table:table-cell table:style-name="ce1" office:value-type="float" office:value="184.5625" calcext:value-type="float">
            <text:p>184.562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Blossom V</text:p>
          </table:table-cell>
          <table:table-cell office:value-type="float" office:value="6" calcext:value-type="float">
            <text:p>6</text:p>
          </table:table-cell>
          <table:table-cell office:value-type="float" office:value="40.125" calcext:value-type="float">
            <text:p>40.125</text:p>
          </table:table-cell>
          <table:table-cell/>
          <table:table-cell table:style-name="ce1" office:value-type="string" calcext:value-type="string">
            <text:p>Weighted shuffle</text:p>
          </table:table-cell>
          <table:table-cell table:style-name="ce5" office:value-type="float" office:value="185" calcext:value-type="float">
            <text:p>185</text:p>
          </table:table-cell>
          <table:table-cell table:style-name="ce1" office:value-type="float" office:value="171.5" calcext:value-type="float">
            <text:p>171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Blossom V</text:p>
          </table:table-cell>
          <table:table-cell office:value-type="float" office:value="7" calcext:value-type="float">
            <text:p>7</text:p>
          </table:table-cell>
          <table:table-cell office:value-type="float" office:value="40.25" calcext:value-type="float">
            <text:p>40.25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office:value-type="string" calcext:value-type="string">
            <text:p>Blossom V</text:p>
          </table:table-cell>
          <table:table-cell office:value-type="float" office:value="8" calcext:value-type="float">
            <text:p>8</text:p>
          </table:table-cell>
          <table:table-cell office:value-type="float" office:value="40.375" calcext:value-type="float">
            <text:p>40.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Blossom V</text:p>
          </table:table-cell>
          <table:table-cell office:value-type="float" office:value="9" calcext:value-type="float">
            <text:p>9</text:p>
          </table:table-cell>
          <table:table-cell office:value-type="float" office:value="40.375" calcext:value-type="float">
            <text:p>40.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string" calcext:value-type="string">
            <text:p>Blossom V</text:p>
          </table:table-cell>
          <table:table-cell office:value-type="float" office:value="10" calcext:value-type="float">
            <text:p>10</text:p>
          </table:table-cell>
          <table:table-cell office:value-type="float" office:value="40.5625" calcext:value-type="float">
            <text:p>40.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string" calcext:value-type="string">
            <text:p>Blossom V</text:p>
          </table:table-cell>
          <table:table-cell office:value-type="float" office:value="11" calcext:value-type="float">
            <text:p>11</text:p>
          </table:table-cell>
          <table:table-cell office:value-type="float" office:value="40.8125" calcext:value-type="float">
            <text:p>40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Blossom V</text:p>
          </table:table-cell>
          <table:table-cell office:value-type="float" office:value="12" calcext:value-type="float">
            <text:p>12</text:p>
          </table:table-cell>
          <table:table-cell office:value-type="float" office:value="40.8125" calcext:value-type="float">
            <text:p>40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office:value-type="string" calcext:value-type="string">
            <text:p>Blossom V</text:p>
          </table:table-cell>
          <table:table-cell office:value-type="float" office:value="13" calcext:value-type="float">
            <text:p>13</text:p>
          </table:table-cell>
          <table:table-cell office:value-type="float" office:value="40.9375" calcext:value-type="float">
            <text:p>40.9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Blossom V</text:p>
          </table:table-cell>
          <table:table-cell office:value-type="float" office:value="14" calcext:value-type="float">
            <text:p>14</text:p>
          </table:table-cell>
          <table:table-cell office:value-type="float" office:value="41.1875" calcext:value-type="float">
            <text:p>41.1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Blossom V</text:p>
          </table:table-cell>
          <table:table-cell office:value-type="float" office:value="15" calcext:value-type="float">
            <text:p>15</text:p>
          </table:table-cell>
          <table:table-cell office:value-type="float" office:value="41.3125" calcext:value-type="float">
            <text:p>41.3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office:value-type="string" calcext:value-type="string">
            <text:p>Blossom V</text:p>
          </table:table-cell>
          <table:table-cell office:value-type="float" office:value="16" calcext:value-type="float">
            <text:p>16</text:p>
          </table:table-cell>
          <table:table-cell office:value-type="float" office:value="41.375" calcext:value-type="float">
            <text:p>41.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Blossom V</text:p>
          </table:table-cell>
          <table:table-cell office:value-type="float" office:value="17" calcext:value-type="float">
            <text:p>17</text:p>
          </table:table-cell>
          <table:table-cell office:value-type="float" office:value="41.75" calcext:value-type="float">
            <text:p>41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office:value-type="string" calcext:value-type="string">
            <text:p>Blossom V</text:p>
          </table:table-cell>
          <table:table-cell office:value-type="float" office:value="18" calcext:value-type="float">
            <text:p>18</text:p>
          </table:table-cell>
          <table:table-cell office:value-type="float" office:value="41.9375" calcext:value-type="float">
            <text:p>41.9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office:value-type="string" calcext:value-type="string">
            <text:p>Blossom V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rute force</text:p>
          </table:table-cell>
          <table:table-cell office:value-type="float" office:value="0" calcext:value-type="float">
            <text:p>0</text:p>
          </table:table-cell>
          <table:table-cell office:value-type="float" office:value="64.5" calcext:value-type="float">
            <text:p>64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Brute force</text:p>
          </table:table-cell>
          <table:table-cell office:value-type="float" office:value="1" calcext:value-type="float">
            <text:p>1</text:p>
          </table:table-cell>
          <table:table-cell office:value-type="float" office:value="64.5625" calcext:value-type="float">
            <text:p>64.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Brute force</text:p>
          </table:table-cell>
          <table:table-cell office:value-type="float" office:value="2" calcext:value-type="float">
            <text:p>2</text:p>
          </table:table-cell>
          <table:table-cell office:value-type="float" office:value="64.8125" calcext:value-type="float">
            <text:p>64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Brute force</text:p>
          </table:table-cell>
          <table:table-cell office:value-type="float" office:value="3" calcext:value-type="float">
            <text:p>3</text:p>
          </table:table-cell>
          <table:table-cell office:value-type="float" office:value="63.875" calcext:value-type="float">
            <text:p>63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Brute force</text:p>
          </table:table-cell>
          <table:table-cell office:value-type="float" office:value="4" calcext:value-type="float">
            <text:p>4</text:p>
          </table:table-cell>
          <table:table-cell office:value-type="float" office:value="64.5625" calcext:value-type="float">
            <text:p>64.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Brute force</text:p>
          </table:table-cell>
          <table:table-cell office:value-type="float" office:value="5" calcext:value-type="float">
            <text:p>5</text:p>
          </table:table-cell>
          <table:table-cell office:value-type="float" office:value="64.75" calcext:value-type="float">
            <text:p>64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Brute force</text:p>
          </table:table-cell>
          <table:table-cell office:value-type="float" office:value="6" calcext:value-type="float">
            <text:p>6</text:p>
          </table:table-cell>
          <table:table-cell office:value-type="float" office:value="64.25" calcext:value-type="float">
            <text:p>64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Brute force</text:p>
          </table:table-cell>
          <table:table-cell office:value-type="float" office:value="7" calcext:value-type="float">
            <text:p>7</text:p>
          </table:table-cell>
          <table:table-cell office:value-type="float" office:value="64.0625" calcext:value-type="float">
            <text:p>64.0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string" calcext:value-type="string">
            <text:p>Brute force</text:p>
          </table:table-cell>
          <table:table-cell office:value-type="float" office:value="8" calcext:value-type="float">
            <text:p>8</text:p>
          </table:table-cell>
          <table:table-cell office:value-type="float" office:value="64.25" calcext:value-type="float">
            <text:p>64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string" calcext:value-type="string">
            <text:p>Brute force</text:p>
          </table:table-cell>
          <table:table-cell office:value-type="float" office:value="9" calcext:value-type="float">
            <text:p>9</text:p>
          </table:table-cell>
          <table:table-cell office:value-type="float" office:value="63.375" calcext:value-type="float">
            <text:p>63.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Brute force</text:p>
          </table:table-cell>
          <table:table-cell office:value-type="float" office:value="10" calcext:value-type="float">
            <text:p>10</text:p>
          </table:table-cell>
          <table:table-cell office:value-type="float" office:value="64.6875" calcext:value-type="float">
            <text:p>64.6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string" calcext:value-type="string">
            <text:p>Brute force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office:value-type="string" calcext:value-type="string">
            <text:p>Brute force</text:p>
          </table:table-cell>
          <table:table-cell office:value-type="float" office:value="12" calcext:value-type="float">
            <text:p>12</text:p>
          </table:table-cell>
          <table:table-cell office:value-type="float" office:value="64.4375" calcext:value-type="float">
            <text:p>64.4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office:value-type="string" calcext:value-type="string">
            <text:p>Brute force</text:p>
          </table:table-cell>
          <table:table-cell office:value-type="float" office:value="13" calcext:value-type="float">
            <text:p>13</text:p>
          </table:table-cell>
          <table:table-cell office:value-type="float" office:value="64.5625" calcext:value-type="float">
            <text:p>64.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Brute force</text:p>
          </table:table-cell>
          <table:table-cell office:value-type="float" office:value="14" calcext:value-type="float">
            <text:p>14</text:p>
          </table:table-cell>
          <table:table-cell office:value-type="float" office:value="63.875" calcext:value-type="float">
            <text:p>63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office:value-type="string" calcext:value-type="string">
            <text:p>Brute force</text:p>
          </table:table-cell>
          <table:table-cell office:value-type="float" office:value="15" calcext:value-type="float">
            <text:p>15</text:p>
          </table:table-cell>
          <table:table-cell office:value-type="float" office:value="64.25" calcext:value-type="float">
            <text:p>64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office:value-type="string" calcext:value-type="string">
            <text:p>Brute force</text:p>
          </table:table-cell>
          <table:table-cell office:value-type="float" office:value="16" calcext:value-type="float">
            <text:p>16</text:p>
          </table:table-cell>
          <table:table-cell office:value-type="float" office:value="64.875" calcext:value-type="float">
            <text:p>64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office:value-type="string" calcext:value-type="string">
            <text:p>Brute force</text:p>
          </table:table-cell>
          <table:table-cell office:value-type="float" office:value="17" calcext:value-type="float">
            <text:p>17</text:p>
          </table:table-cell>
          <table:table-cell office:value-type="float" office:value="64.25" calcext:value-type="float">
            <text:p>64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string" calcext:value-type="string">
            <text:p>Brute force</text:p>
          </table:table-cell>
          <table:table-cell office:value-type="float" office:value="18" calcext:value-type="float">
            <text:p>18</text:p>
          </table:table-cell>
          <table:table-cell office:value-type="float" office:value="65.125" calcext:value-type="float">
            <text:p>65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office:value-type="string" calcext:value-type="string">
            <text:p>Brute force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luster shuffle</text:p>
          </table:table-cell>
          <table:table-cell office:value-type="float" office:value="0" calcext:value-type="float">
            <text:p>0</text:p>
          </table:table-cell>
          <table:table-cell office:value-type="float" office:value="146.875" calcext:value-type="float">
            <text:p>146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uster shuffle</text:p>
          </table:table-cell>
          <table:table-cell office:value-type="float" office:value="1" calcext:value-type="float">
            <text:p>1</text:p>
          </table:table-cell>
          <table:table-cell office:value-type="float" office:value="147.125" calcext:value-type="float">
            <text:p>147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Cluster shuffle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Cluster shuffle</text:p>
          </table:table-cell>
          <table:table-cell office:value-type="float" office:value="3" calcext:value-type="float">
            <text:p>3</text:p>
          </table:table-cell>
          <table:table-cell office:value-type="float" office:value="151.125" calcext:value-type="float">
            <text:p>151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Cluster shuffle</text:p>
          </table:table-cell>
          <table:table-cell office:value-type="float" office:value="4" calcext:value-type="float">
            <text:p>4</text:p>
          </table:table-cell>
          <table:table-cell office:value-type="float" office:value="152.125" calcext:value-type="float">
            <text:p>152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Cluster shuffle</text:p>
          </table:table-cell>
          <table:table-cell office:value-type="float" office:value="5" calcext:value-type="float">
            <text:p>5</text:p>
          </table:table-cell>
          <table:table-cell office:value-type="float" office:value="153.1875" calcext:value-type="float">
            <text:p>153.1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Cluster shuffle</text:p>
          </table:table-cell>
          <table:table-cell office:value-type="float" office:value="6" calcext:value-type="float">
            <text:p>6</text:p>
          </table:table-cell>
          <table:table-cell office:value-type="float" office:value="154.5" calcext:value-type="float">
            <text:p>154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string" calcext:value-type="string">
            <text:p>Cluster shuffle</text:p>
          </table:table-cell>
          <table:table-cell office:value-type="float" office:value="7" calcext:value-type="float">
            <text:p>7</text:p>
          </table:table-cell>
          <table:table-cell office:value-type="float" office:value="156.8125" calcext:value-type="float">
            <text:p>156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office:value-type="string" calcext:value-type="string">
            <text:p>Cluster shuffle</text:p>
          </table:table-cell>
          <table:table-cell office:value-type="float" office:value="8" calcext:value-type="float">
            <text:p>8</text:p>
          </table:table-cell>
          <table:table-cell office:value-type="float" office:value="159.9375" calcext:value-type="float">
            <text:p>159.9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string" calcext:value-type="string">
            <text:p>Cluster shuffle</text:p>
          </table:table-cell>
          <table:table-cell office:value-type="float" office:value="9" calcext:value-type="float">
            <text:p>9</text:p>
          </table:table-cell>
          <table:table-cell office:value-type="float" office:value="160.8125" calcext:value-type="float">
            <text:p>160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string" calcext:value-type="string">
            <text:p>Cluster shuffle</text:p>
          </table:table-cell>
          <table:table-cell office:value-type="float" office:value="10" calcext:value-type="float">
            <text:p>10</text:p>
          </table:table-cell>
          <table:table-cell office:value-type="float" office:value="162.4375" calcext:value-type="float">
            <text:p>162.4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Cluster shuffle</text:p>
          </table:table-cell>
          <table:table-cell office:value-type="float" office:value="11" calcext:value-type="float">
            <text:p>11</text:p>
          </table:table-cell>
          <table:table-cell office:value-type="float" office:value="163.4375" calcext:value-type="float">
            <text:p>163.4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string" calcext:value-type="string">
            <text:p>Cluster shuffle</text:p>
          </table:table-cell>
          <table:table-cell office:value-type="float" office:value="12" calcext:value-type="float">
            <text:p>12</text:p>
          </table:table-cell>
          <table:table-cell office:value-type="float" office:value="165.625" calcext:value-type="float">
            <text:p>165.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string" calcext:value-type="string">
            <text:p>Cluster shuffle</text:p>
          </table:table-cell>
          <table:table-cell office:value-type="float" office:value="13" calcext:value-type="float">
            <text:p>13</text:p>
          </table:table-cell>
          <table:table-cell office:value-type="float" office:value="165.875" calcext:value-type="float">
            <text:p>165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office:value-type="string" calcext:value-type="string">
            <text:p>Cluster shuffle</text:p>
          </table:table-cell>
          <table:table-cell office:value-type="float" office:value="14" calcext:value-type="float">
            <text:p>14</text:p>
          </table:table-cell>
          <table:table-cell office:value-type="float" office:value="169.125" calcext:value-type="float">
            <text:p>169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Cluster shuffle</text:p>
          </table:table-cell>
          <table:table-cell office:value-type="float" office:value="15" calcext:value-type="float">
            <text:p>15</text:p>
          </table:table-cell>
          <table:table-cell office:value-type="float" office:value="169.8125" calcext:value-type="float">
            <text:p>169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office:value-type="string" calcext:value-type="string">
            <text:p>Cluster shuffle</text:p>
          </table:table-cell>
          <table:table-cell office:value-type="float" office:value="16" calcext:value-type="float">
            <text:p>16</text:p>
          </table:table-cell>
          <table:table-cell office:value-type="float" office:value="172.8125" calcext:value-type="float">
            <text:p>172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office:value-type="string" calcext:value-type="string">
            <text:p>Cluster shuffle</text:p>
          </table:table-cell>
          <table:table-cell office:value-type="float" office:value="17" calcext:value-type="float">
            <text:p>17</text:p>
          </table:table-cell>
          <table:table-cell office:value-type="float" office:value="173.3125" calcext:value-type="float">
            <text:p>173.3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office:value-type="string" calcext:value-type="string">
            <text:p>Cluster shuffle</text:p>
          </table:table-cell>
          <table:table-cell office:value-type="float" office:value="18" calcext:value-type="float">
            <text:p>18</text:p>
          </table:table-cell>
          <table:table-cell office:value-type="float" office:value="175.5" calcext:value-type="float">
            <text:p>175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office:value-type="string" calcext:value-type="string">
            <text:p>Cluster shuffle</text:p>
          </table:table-cell>
          <table:table-cell office:value-type="float" office:value="19" calcext:value-type="float">
            <text:p>19</text:p>
          </table:table-cell>
          <table:table-cell office:value-type="float" office:value="178.5" calcext:value-type="float">
            <text:p>178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stribution match</text:p>
          </table:table-cell>
          <table:table-cell office:value-type="float" office:value="0" calcext:value-type="float">
            <text:p>0</text:p>
          </table:table-cell>
          <table:table-cell office:value-type="float" office:value="129.0625" calcext:value-type="float">
            <text:p>129.0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Distribution match</text:p>
          </table:table-cell>
          <table:table-cell office:value-type="float" office:value="1" calcext:value-type="float">
            <text:p>1</text:p>
          </table:table-cell>
          <table:table-cell office:value-type="float" office:value="126.9375" calcext:value-type="float">
            <text:p>126.9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Distribution match</text:p>
          </table:table-cell>
          <table:table-cell office:value-type="float" office:value="2" calcext:value-type="float">
            <text:p>2</text:p>
          </table:table-cell>
          <table:table-cell office:value-type="float" office:value="130.875" calcext:value-type="float">
            <text:p>130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Distribution match</text:p>
          </table:table-cell>
          <table:table-cell office:value-type="float" office:value="3" calcext:value-type="float">
            <text:p>3</text:p>
          </table:table-cell>
          <table:table-cell office:value-type="float" office:value="127.5" calcext:value-type="float">
            <text:p>127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Distribution match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Distribution match</text:p>
          </table:table-cell>
          <table:table-cell office:value-type="float" office:value="5" calcext:value-type="float">
            <text:p>5</text:p>
          </table:table-cell>
          <table:table-cell office:value-type="float" office:value="130.5625" calcext:value-type="float">
            <text:p>130.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Distribution match</text:p>
          </table:table-cell>
          <table:table-cell office:value-type="float" office:value="6" calcext:value-type="float">
            <text:p>6</text:p>
          </table:table-cell>
          <table:table-cell office:value-type="float" office:value="128.875" calcext:value-type="float">
            <text:p>128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string" calcext:value-type="string">
            <text:p>Distribution match</text:p>
          </table:table-cell>
          <table:table-cell office:value-type="float" office:value="7" calcext:value-type="float">
            <text:p>7</text:p>
          </table:table-cell>
          <table:table-cell office:value-type="float" office:value="131.8125" calcext:value-type="float">
            <text:p>131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Distribution match</text:p>
          </table:table-cell>
          <table:table-cell office:value-type="float" office:value="8" calcext:value-type="float">
            <text:p>8</text:p>
          </table:table-cell>
          <table:table-cell office:value-type="float" office:value="126.5" calcext:value-type="float">
            <text:p>126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Distribution match</text:p>
          </table:table-cell>
          <table:table-cell office:value-type="float" office:value="9" calcext:value-type="float">
            <text:p>9</text:p>
          </table:table-cell>
          <table:table-cell office:value-type="float" office:value="127.0625" calcext:value-type="float">
            <text:p>127.0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Distribution match</text:p>
          </table:table-cell>
          <table:table-cell office:value-type="float" office:value="10" calcext:value-type="float">
            <text:p>10</text:p>
          </table:table-cell>
          <table:table-cell office:value-type="float" office:value="129.8125" calcext:value-type="float">
            <text:p>129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string" calcext:value-type="string">
            <text:p>Distribution match</text:p>
          </table:table-cell>
          <table:table-cell office:value-type="float" office:value="11" calcext:value-type="float">
            <text:p>11</text:p>
          </table:table-cell>
          <table:table-cell office:value-type="float" office:value="128.875" calcext:value-type="float">
            <text:p>128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string" calcext:value-type="string">
            <text:p>Distribution match</text:p>
          </table:table-cell>
          <table:table-cell office:value-type="float" office:value="12" calcext:value-type="float">
            <text:p>12</text:p>
          </table:table-cell>
          <table:table-cell office:value-type="float" office:value="125.5" calcext:value-type="float">
            <text:p>125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string" calcext:value-type="string">
            <text:p>Distribution match</text:p>
          </table:table-cell>
          <table:table-cell office:value-type="float" office:value="13" calcext:value-type="float">
            <text:p>13</text:p>
          </table:table-cell>
          <table:table-cell office:value-type="float" office:value="129.875" calcext:value-type="float">
            <text:p>129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Distribution match</text:p>
          </table:table-cell>
          <table:table-cell office:value-type="float" office:value="14" calcext:value-type="float">
            <text:p>14</text:p>
          </table:table-cell>
          <table:table-cell office:value-type="float" office:value="129.4375" calcext:value-type="float">
            <text:p>129.4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office:value-type="string" calcext:value-type="string">
            <text:p>Distribution match</text:p>
          </table:table-cell>
          <table:table-cell office:value-type="float" office:value="15" calcext:value-type="float">
            <text:p>15</text:p>
          </table:table-cell>
          <table:table-cell office:value-type="float" office:value="128.75" calcext:value-type="float">
            <text:p>128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office:value-type="string" calcext:value-type="string">
            <text:p>Distribution match</text:p>
          </table:table-cell>
          <table:table-cell office:value-type="float" office:value="16" calcext:value-type="float">
            <text:p>16</text:p>
          </table:table-cell>
          <table:table-cell office:value-type="float" office:value="125.75" calcext:value-type="float">
            <text:p>125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string" calcext:value-type="string">
            <text:p>Distribution match</text:p>
          </table:table-cell>
          <table:table-cell office:value-type="float" office:value="17" calcext:value-type="float">
            <text:p>17</text:p>
          </table:table-cell>
          <table:table-cell office:value-type="float" office:value="126.0625" calcext:value-type="float">
            <text:p>126.0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string" calcext:value-type="string">
            <text:p>Distribution match</text:p>
          </table:table-cell>
          <table:table-cell office:value-type="float" office:value="18" calcext:value-type="float">
            <text:p>18</text:p>
          </table:table-cell>
          <table:table-cell office:value-type="float" office:value="124.875" calcext:value-type="float">
            <text:p>124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office:value-type="string" calcext:value-type="string">
            <text:p>Distribution match</text:p>
          </table:table-cell>
          <table:table-cell office:value-type="float" office:value="19" calcext:value-type="float">
            <text:p>19</text:p>
          </table:table-cell>
          <table:table-cell office:value-type="float" office:value="124.625" calcext:value-type="float">
            <text:p>124.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Random match</text:p>
          </table:table-cell>
          <table:table-cell office:value-type="float" office:value="0" calcext:value-type="float">
            <text:p>0</text:p>
          </table:table-cell>
          <table:table-cell office:value-type="float" office:value="2499.9375" calcext:value-type="float">
            <text:p>2499.9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Random match</text:p>
          </table:table-cell>
          <table:table-cell office:value-type="float" office:value="1" calcext:value-type="float">
            <text:p>1</text:p>
          </table:table-cell>
          <table:table-cell office:value-type="float" office:value="2506.125" calcext:value-type="float">
            <text:p>2506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Random match</text:p>
          </table:table-cell>
          <table:table-cell office:value-type="float" office:value="2" calcext:value-type="float">
            <text:p>2</text:p>
          </table:table-cell>
          <table:table-cell office:value-type="float" office:value="2491.4375" calcext:value-type="float">
            <text:p>2491.4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Random match</text:p>
          </table:table-cell>
          <table:table-cell office:value-type="float" office:value="3" calcext:value-type="float">
            <text:p>3</text:p>
          </table:table-cell>
          <table:table-cell office:value-type="float" office:value="2501.5625" calcext:value-type="float">
            <text:p>2501.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Random match</text:p>
          </table:table-cell>
          <table:table-cell office:value-type="float" office:value="4" calcext:value-type="float">
            <text:p>4</text:p>
          </table:table-cell>
          <table:table-cell office:value-type="float" office:value="2491.875" calcext:value-type="float">
            <text:p>2491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Random match</text:p>
          </table:table-cell>
          <table:table-cell office:value-type="float" office:value="5" calcext:value-type="float">
            <text:p>5</text:p>
          </table:table-cell>
          <table:table-cell office:value-type="float" office:value="2504.25" calcext:value-type="float">
            <text:p>2504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Random match</text:p>
          </table:table-cell>
          <table:table-cell office:value-type="float" office:value="6" calcext:value-type="float">
            <text:p>6</text:p>
          </table:table-cell>
          <table:table-cell office:value-type="float" office:value="2506.75" calcext:value-type="float">
            <text:p>2506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string" calcext:value-type="string">
            <text:p>Random match</text:p>
          </table:table-cell>
          <table:table-cell office:value-type="float" office:value="7" calcext:value-type="float">
            <text:p>7</text:p>
          </table:table-cell>
          <table:table-cell office:value-type="float" office:value="2491.4375" calcext:value-type="float">
            <text:p>2491.4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office:value-type="string" calcext:value-type="string">
            <text:p>Random match</text:p>
          </table:table-cell>
          <table:table-cell office:value-type="float" office:value="8" calcext:value-type="float">
            <text:p>8</text:p>
          </table:table-cell>
          <table:table-cell office:value-type="float" office:value="2503.75" calcext:value-type="float">
            <text:p>2503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string" calcext:value-type="string">
            <text:p>Random match</text:p>
          </table:table-cell>
          <table:table-cell office:value-type="float" office:value="9" calcext:value-type="float">
            <text:p>9</text:p>
          </table:table-cell>
          <table:table-cell office:value-type="float" office:value="2489.0625" calcext:value-type="float">
            <text:p>2489.062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</table:table>
      <table:table table:name="ABM" table:style-name="ta1">
        <table:table-column table:style-name="co1" table:default-cell-style-name="Default"/>
        <table:table-column table:style-name="co7" table:default-cell-style-name="Default"/>
        <table:table-column table:style-name="co1" table:default-cell-style-name="ce1"/>
        <table:table-column table:style-name="co8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ttractor: 0</text:p>
          </table:table-cell>
          <table:table-cell table:style-name="Default" office:value-type="string" calcext:value-type="string">
            <text:p>Rejector 1</text:p>
          </table:table-cell>
          <table:table-cell office:value-type="string" calcext:value-type="string">
            <text:p>Attractor: 0.25</text:p>
          </table:table-cell>
          <table:table-cell table:style-name="Default" office:value-type="string" calcext:value-type="string">
            <text:p>Rejector 0.75</text:p>
          </table:table-cell>
          <table:table-cell table:style-name="Default" office:value-type="string" calcext:value-type="string">
            <text:p>Attractor: 0.5</text:p>
          </table:table-cell>
          <table:table-cell table:style-name="Default" office:value-type="string" calcext:value-type="string">
            <text:p>Rejector 0.5</text:p>
          </table:table-cell>
          <table:table-cell office:value-type="string" calcext:value-type="string">
            <text:p>Attractor: 0.75</text:p>
          </table:table-cell>
          <table:table-cell table:style-name="Default" office:value-type="string" calcext:value-type="string">
            <text:p>Rejector 0.25</text:p>
          </table:table-cell>
          <table:table-cell table:style-name="Default" office:value-type="string" calcext:value-type="string">
            <text:p>Attractor: 1</text:p>
          </table:table-cell>
          <table:table-cell table:style-name="Default" office:value-type="string" calcext:value-type="string">
            <text:p>Rejector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gorithm</text:p>
          </table:table-cell>
          <table:table-cell table:style-name="Default" office:value-type="string" calcext:value-type="string">
            <text:p>Mean distance</text:p>
          </table:table-cell>
          <table:table-cell table:style-name="Default" office:value-type="string" calcext:value-type="string">
            <text:p>Mean rank</text:p>
          </table:table-cell>
          <table:table-cell office:value-type="string" calcext:value-type="string">
            <text:p>Mean distance</text:p>
          </table:table-cell>
          <table:table-cell table:style-name="Default" office:value-type="string" calcext:value-type="string">
            <text:p>Mean rank</text:p>
          </table:table-cell>
          <table:table-cell table:style-name="Default" office:value-type="string" calcext:value-type="string">
            <text:p>Mean distance</text:p>
          </table:table-cell>
          <table:table-cell table:style-name="Default" office:value-type="string" calcext:value-type="string">
            <text:p>Mean rank</text:p>
          </table:table-cell>
          <table:table-cell office:value-type="string" calcext:value-type="string">
            <text:p>Mean distance</text:p>
          </table:table-cell>
          <table:table-cell table:style-name="Default" office:value-type="string" calcext:value-type="string">
            <text:p>Mean rank</text:p>
          </table:table-cell>
          <table:table-cell table:style-name="Default" office:value-type="string" calcext:value-type="string">
            <text:p>Mean distance</text:p>
          </table:table-cell>
          <table:table-cell table:style-name="Default" office:value-type="string" calcext:value-type="string">
            <text:p>Mean rank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Best possible (Blossom V)</text:p>
          </table:table-cell>
          <table:table-cell table:style-name="ce9" office:value-type="float" office:value="0.002959815" calcext:value-type="float">
            <text:p>0.0030</text:p>
          </table:table-cell>
          <table:table-cell table:style-name="ce6" office:value-type="float" office:value="28.25" calcext:value-type="float">
            <text:p>28</text:p>
          </table:table-cell>
          <table:table-cell table:style-name="ce9" office:value-type="float" office:value="0.008126938" calcext:value-type="float">
            <text:p>0.0081</text:p>
          </table:table-cell>
          <table:table-cell office:value-type="float" office:value="4.75" calcext:value-type="float">
            <text:p>4.75</text:p>
          </table:table-cell>
          <table:table-cell table:style-name="ce9" office:value-type="float" office:value="0.00945864" calcext:value-type="float">
            <text:p>0.0095</text:p>
          </table:table-cell>
          <table:table-cell office:value-type="float" office:value="4.5" calcext:value-type="float">
            <text:p>4.5</text:p>
          </table:table-cell>
          <table:table-cell table:style-name="ce9" office:value-type="float" office:value="0.00794646" calcext:value-type="float">
            <text:p>0.0079</text:p>
          </table:table-cell>
          <table:table-cell office:value-type="float" office:value="4.25" calcext:value-type="float">
            <text:p>4.25</text:p>
          </table:table-cell>
          <table:table-cell table:style-name="ce9" office:value-type="float" office:value="0.0002055182" calcext:value-type="float">
            <text:p>0.0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rute force</text:p>
          </table:table-cell>
          <table:table-cell table:style-name="ce9" office:value-type="float" office:value="0.004304413" calcext:value-type="float">
            <text:p>0.0043</text:p>
          </table:table-cell>
          <table:table-cell table:style-name="ce6" office:value-type="float" office:value="37.75" calcext:value-type="float">
            <text:p>38</text:p>
          </table:table-cell>
          <table:table-cell table:style-name="ce9" office:value-type="float" office:value="0.013258825" calcext:value-type="float">
            <text:p>0.0133</text:p>
          </table:table-cell>
          <table:table-cell office:value-type="float" office:value="31.5" calcext:value-type="float">
            <text:p>31.5</text:p>
          </table:table-cell>
          <table:table-cell table:style-name="ce9" office:value-type="float" office:value="0.01486323" calcext:value-type="float">
            <text:p>0.0149</text:p>
          </table:table-cell>
          <table:table-cell office:value-type="float" office:value="30.75" calcext:value-type="float">
            <text:p>30.75</text:p>
          </table:table-cell>
          <table:table-cell table:style-name="ce9" office:value-type="float" office:value="0.01231197" calcext:value-type="float">
            <text:p>0.0123</text:p>
          </table:table-cell>
          <table:table-cell office:value-type="float" office:value="24.25" calcext:value-type="float">
            <text:p>24.25</text:p>
          </table:table-cell>
          <table:table-cell table:style-name="ce9" office:value-type="float" office:value="0.0007722805" calcext:value-type="float">
            <text:p>0.0008</text:p>
          </table:table-cell>
          <table:table-cell office:value-type="float" office:value="5.75" calcext:value-type="float">
            <text:p>5.7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luster shuffle</text:p>
          </table:table-cell>
          <table:table-cell table:style-name="ce9" office:value-type="float" office:value="0.012104833" calcext:value-type="float">
            <text:p>0.0121</text:p>
          </table:table-cell>
          <table:table-cell table:style-name="ce6" office:value-type="float" office:value="114" calcext:value-type="float">
            <text:p>114</text:p>
          </table:table-cell>
          <table:table-cell table:style-name="ce9" office:value-type="float" office:value="0.0145766" calcext:value-type="float">
            <text:p>0.0146</text:p>
          </table:table-cell>
          <table:table-cell office:value-type="float" office:value="20.5" calcext:value-type="float">
            <text:p>20.5</text:p>
          </table:table-cell>
          <table:table-cell table:style-name="ce9" office:value-type="float" office:value="0.01524252" calcext:value-type="float">
            <text:p>0.0152</text:p>
          </table:table-cell>
          <table:table-cell office:value-type="float" office:value="12.75" calcext:value-type="float">
            <text:p>12.75</text:p>
          </table:table-cell>
          <table:table-cell table:style-name="ce9" office:value-type="float" office:value="0.0133009" calcext:value-type="float">
            <text:p>0.0133</text:p>
          </table:table-cell>
          <table:table-cell office:value-type="float" office:value="10.75" calcext:value-type="float">
            <text:p>10.75</text:p>
          </table:table-cell>
          <table:table-cell table:style-name="ce9" office:value-type="float" office:value="0.0004096803" calcext:value-type="float">
            <text:p>0.000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Weighted shuffle</text:p>
          </table:table-cell>
          <table:table-cell table:style-name="ce9" office:value-type="float" office:value="0.011330395" calcext:value-type="float">
            <text:p>0.0113</text:p>
          </table:table-cell>
          <table:table-cell table:style-name="ce6" office:value-type="float" office:value="106.25" calcext:value-type="float">
            <text:p>106</text:p>
          </table:table-cell>
          <table:table-cell table:style-name="ce9" office:value-type="float" office:value="0.0277343" calcext:value-type="float">
            <text:p>0.0277</text:p>
          </table:table-cell>
          <table:table-cell office:value-type="float" office:value="59.75" calcext:value-type="float">
            <text:p>59.75</text:p>
          </table:table-cell>
          <table:table-cell table:style-name="ce9" office:value-type="float" office:value="0.0315515" calcext:value-type="float">
            <text:p>0.0316</text:p>
          </table:table-cell>
          <table:table-cell office:value-type="float" office:value="59.25" calcext:value-type="float">
            <text:p>59.25</text:p>
          </table:table-cell>
          <table:table-cell table:style-name="ce9" office:value-type="float" office:value="0.02646655" calcext:value-type="float">
            <text:p>0.0265</text:p>
          </table:table-cell>
          <table:table-cell office:value-type="float" office:value="52.25" calcext:value-type="float">
            <text:p>52.25</text:p>
          </table:table-cell>
          <table:table-cell table:style-name="ce9" office:value-type="float" office:value="0.0025504275" calcext:value-type="float">
            <text:p>0.0026</text:p>
          </table:table-cell>
          <table:table-cell office:value-type="float" office:value="23.75" calcext:value-type="float">
            <text:p>23.75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Random match n</text:p>
          </table:table-cell>
          <table:table-cell table:style-name="ce9" office:value-type="float" office:value="0.011135592" calcext:value-type="float">
            <text:p>0.0111</text:p>
          </table:table-cell>
          <table:table-cell table:style-name="ce6" office:value-type="float" office:value="105.25" calcext:value-type="float">
            <text:p>105</text:p>
          </table:table-cell>
          <table:table-cell table:style-name="ce9" office:value-type="float" office:value="0.0327639" calcext:value-type="float">
            <text:p>0.0328</text:p>
          </table:table-cell>
          <table:table-cell office:value-type="float" office:value="74.25" calcext:value-type="float">
            <text:p>74.25</text:p>
          </table:table-cell>
          <table:table-cell table:style-name="ce9" office:value-type="float" office:value="0.03685385" calcext:value-type="float">
            <text:p>0.0369</text:p>
          </table:table-cell>
          <table:table-cell office:value-type="float" office:value="72.75" calcext:value-type="float">
            <text:p>72.75</text:p>
          </table:table-cell>
          <table:table-cell table:style-name="ce9" office:value-type="float" office:value="0.02989123" calcext:value-type="float">
            <text:p>0.0299</text:p>
          </table:table-cell>
          <table:table-cell office:value-type="float" office:value="59.5" calcext:value-type="float">
            <text:p>59.5</text:p>
          </table:table-cell>
          <table:table-cell table:style-name="ce9" office:value-type="float" office:value="0.0032171625" calcext:value-type="float">
            <text:p>0.0032</text:p>
          </table:table-cell>
          <table:table-cell office:value-type="float" office:value="30.5" calcext:value-type="float">
            <text:p>30.5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Distribution match</text:p>
          </table:table-cell>
          <table:table-cell table:style-name="ce9" office:value-type="float" office:value="0.014018275" calcext:value-type="float">
            <text:p>0.0140</text:p>
          </table:table-cell>
          <table:table-cell table:style-name="ce6" office:value-type="float" office:value="131" calcext:value-type="float">
            <text:p>131</text:p>
          </table:table-cell>
          <table:table-cell table:style-name="ce9" office:value-type="float" office:value="0.038666675" calcext:value-type="float">
            <text:p>0.0387</text:p>
          </table:table-cell>
          <table:table-cell office:value-type="float" office:value="113.25" calcext:value-type="float">
            <text:p>113.25</text:p>
          </table:table-cell>
          <table:table-cell table:style-name="ce9" office:value-type="float" office:value="0.04363082" calcext:value-type="float">
            <text:p>0.0436</text:p>
          </table:table-cell>
          <table:table-cell office:value-type="float" office:value="109" calcext:value-type="float">
            <text:p>109</text:p>
          </table:table-cell>
          <table:table-cell table:style-name="ce9" office:value-type="float" office:value="0.0397222" calcext:value-type="float">
            <text:p>0.0397</text:p>
          </table:table-cell>
          <table:table-cell office:value-type="float" office:value="118.5" calcext:value-type="float">
            <text:p>118.5</text:p>
          </table:table-cell>
          <table:table-cell table:style-name="ce9" office:value-type="float" office:value="0.012077975" calcext:value-type="float">
            <text:p>0.0121</text:p>
          </table:table-cell>
          <table:table-cell office:value-type="float" office:value="115.75" calcext:value-type="float">
            <text:p>115.75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Random match</text:p>
          </table:table-cell>
          <table:table-cell table:style-name="ce9" office:value-type="float" office:value="0.3315095" calcext:value-type="float">
            <text:p>0.3315</text:p>
          </table:table-cell>
          <table:table-cell table:style-name="ce6" office:value-type="float" office:value="2495" calcext:value-type="float">
            <text:p>2,495</text:p>
          </table:table-cell>
          <table:table-cell table:style-name="ce9" office:value-type="float" office:value="0.331612" calcext:value-type="float">
            <text:p>0.3316</text:p>
          </table:table-cell>
          <table:table-cell office:value-type="float" office:value="2494.5" calcext:value-type="float">
            <text:p>2494.5</text:p>
          </table:table-cell>
          <table:table-cell table:style-name="ce9" office:value-type="float" office:value="0.33171475" calcext:value-type="float">
            <text:p>0.3317</text:p>
          </table:table-cell>
          <table:table-cell office:value-type="float" office:value="2496.75" calcext:value-type="float">
            <text:p>2496.75</text:p>
          </table:table-cell>
          <table:table-cell table:style-name="ce9" office:value-type="float" office:value="0.33181725" calcext:value-type="float">
            <text:p>0.3318</text:p>
          </table:table-cell>
          <table:table-cell office:value-type="float" office:value="2496.75" calcext:value-type="float">
            <text:p>2496.75</text:p>
          </table:table-cell>
          <table:table-cell table:style-name="ce9" office:value-type="float" office:value="0.33192" calcext:value-type="float">
            <text:p>0.3319</text:p>
          </table:table-cell>
          <table:table-cell office:value-type="float" office:value="2495.5" calcext:value-type="float">
            <text:p>2495.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table:formula="of:=&quot;&amp; &quot; &amp; [.C1]" office:value-type="string" office:string-value="&amp; Attractor: 0" calcext:value-type="string">
            <text:p>&amp; Attractor: 0</text:p>
          </table:table-cell>
          <table:table-cell table:style-name="Default" table:formula="of:=&quot;&amp; &quot; &amp; [.D1]" office:value-type="string" office:string-value="&amp; Rejector 1" calcext:value-type="string">
            <text:p>&amp; Rejector 1</text:p>
          </table:table-cell>
          <table:table-cell table:formula="of:=&quot;&amp; &quot; &amp; [.E1]" office:value-type="string" office:string-value="&amp; Attractor: 0.25" calcext:value-type="string">
            <text:p>&amp; Attractor: 0.25</text:p>
          </table:table-cell>
          <table:table-cell table:style-name="Default" table:formula="of:=&quot;&amp; &quot; &amp; [.F1]" office:value-type="string" office:string-value="&amp; Rejector 0.75" calcext:value-type="string">
            <text:p>&amp; Rejector 0.75</text:p>
          </table:table-cell>
          <table:table-cell table:style-name="Default" table:formula="of:=&quot;&amp; &quot; &amp; [.G1]" office:value-type="string" office:string-value="&amp; Attractor: 0.5" calcext:value-type="string">
            <text:p>&amp; Attractor: 0.5</text:p>
          </table:table-cell>
          <table:table-cell table:style-name="Default" table:formula="of:=&quot;&amp; &quot; &amp; [.H1]" office:value-type="string" office:string-value="&amp; Rejector 0.5" calcext:value-type="string">
            <text:p>&amp; Rejector 0.5</text:p>
          </table:table-cell>
          <table:table-cell table:formula="of:=&quot;&amp; &quot; &amp; [.I1]" office:value-type="string" office:string-value="&amp; Attractor: 0.75" calcext:value-type="string">
            <text:p>&amp; Attractor: 0.75</text:p>
          </table:table-cell>
          <table:table-cell table:style-name="Default" table:formula="of:=&quot;&amp; &quot; &amp; [.J1]" office:value-type="string" office:string-value="&amp; Rejector 0.25" calcext:value-type="string">
            <text:p>&amp; Rejector 0.25</text:p>
          </table:table-cell>
          <table:table-cell table:style-name="Default" table:formula="of:=&quot;&amp; &quot; &amp; [.K1]" office:value-type="string" office:string-value="&amp; Attractor: 1" calcext:value-type="string">
            <text:p>&amp; Attractor: 1</text:p>
          </table:table-cell>
          <table:table-cell table:style-name="Default" table:formula="of:=&quot;&amp; &quot; &amp; [.L1]" office:value-type="string" office:string-value="&amp; Rejector 0" calcext:value-type="string">
            <text:p>&amp; Rejector 0</text:p>
          </table:table-cell>
          <table:table-cell/>
        </table:table-row>
        <table:table-row table:style-name="ro1">
          <table:table-cell/>
          <table:table-cell table:formula="of:=[.B2]" office:value-type="string" office:string-value="Algorithm" calcext:value-type="string">
            <text:p>Algorithm</text:p>
          </table:table-cell>
          <table:table-cell table:style-name="Default" table:formula="of:=&quot;&amp; &quot; &amp; [.C2]" office:value-type="string" office:string-value="&amp; Mean distance" calcext:value-type="string">
            <text:p>&amp; Mean distance</text:p>
          </table:table-cell>
          <table:table-cell table:style-name="Default" table:formula="of:=&quot;&amp; &quot; &amp; [.D2]" office:value-type="string" office:string-value="&amp; Mean rank" calcext:value-type="string">
            <text:p>&amp; Mean rank</text:p>
          </table:table-cell>
          <table:table-cell table:formula="of:=&quot;&amp; &quot; &amp; [.E2]" office:value-type="string" office:string-value="&amp; Mean distance" calcext:value-type="string">
            <text:p>&amp; Mean distance</text:p>
          </table:table-cell>
          <table:table-cell table:style-name="Default" table:formula="of:=&quot;&amp; &quot; &amp; [.F2]" office:value-type="string" office:string-value="&amp; Mean rank" calcext:value-type="string">
            <text:p>&amp; Mean rank</text:p>
          </table:table-cell>
          <table:table-cell table:style-name="Default" table:formula="of:=&quot;&amp; &quot; &amp; [.G2]" office:value-type="string" office:string-value="&amp; Mean distance" calcext:value-type="string">
            <text:p>&amp; Mean distance</text:p>
          </table:table-cell>
          <table:table-cell table:style-name="Default" table:formula="of:=&quot;&amp; &quot; &amp; [.H2]" office:value-type="string" office:string-value="&amp; Mean rank" calcext:value-type="string">
            <text:p>&amp; Mean rank</text:p>
          </table:table-cell>
          <table:table-cell table:formula="of:=&quot;&amp; &quot; &amp; [.I2]" office:value-type="string" office:string-value="&amp; Mean distance" calcext:value-type="string">
            <text:p>&amp; Mean distance</text:p>
          </table:table-cell>
          <table:table-cell table:style-name="Default" table:formula="of:=&quot;&amp; &quot; &amp; [.J2]" office:value-type="string" office:string-value="&amp; Mean rank" calcext:value-type="string">
            <text:p>&amp; Mean rank</text:p>
          </table:table-cell>
          <table:table-cell table:style-name="Default" table:formula="of:=&quot;&amp; &quot; &amp; [.K2]" office:value-type="string" office:string-value="&amp; Mean distance" calcext:value-type="string">
            <text:p>&amp; Mean distance</text:p>
          </table:table-cell>
          <table:table-cell table:style-name="Default" table:formula="of:=&quot;&amp; &quot; &amp; [.L2]" office:value-type="string" office:string-value="&amp; Mean rank" calcext:value-type="string">
            <text:p>&amp; Mean rank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&amp; (ratio to best)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 table:style-name="ce1"/>
          <table:table-cell table:formula="of:=[.B3]" office:value-type="string" office:string-value="Best possible (Blossom V)" calcext:value-type="string">
            <text:p>Best possible (Blossom V)</text:p>
          </table:table-cell>
          <table:table-cell table:formula="of:=&quot;&amp; &quot; &amp; ROUND([.C3];4) &amp; &quot; (&quot; &amp; ROUND([.C3]/[.C$3]) &amp; &quot;)&quot;" office:value-type="string" office:string-value="&amp; 0.003 (1)" calcext:value-type="string">
            <text:p>&amp; 0.003 (1)</text:p>
          </table:table-cell>
          <table:table-cell table:formula="of:=&quot;&amp; &quot; &amp; ROUND([.D3]) &amp; &quot; (&quot; &amp; ROUND([.D3]/[.D$3]) &amp; &quot;)&quot;" office:value-type="string" office:string-value="&amp; 28 (1)" calcext:value-type="string">
            <text:p>&amp; 28 (1)</text:p>
          </table:table-cell>
          <table:table-cell table:style-name="ce1" table:formula="of:=&quot;&amp; &quot; &amp; ROUND([.E3];4) &amp; &quot; (&quot; &amp; ROUND([.E3]/[.E$3]) &amp; &quot;)&quot;" office:value-type="string" office:string-value="&amp; 0.0081 (1)" calcext:value-type="string">
            <text:p>&amp; 0.0081 (1)</text:p>
          </table:table-cell>
          <table:table-cell table:formula="of:=&quot;&amp; &quot; &amp; ROUND([.F3]) &amp; &quot; (&quot; &amp; ROUND([.F3]/[.F$3]) &amp; &quot;)&quot;" office:value-type="string" office:string-value="&amp; 5 (1)" calcext:value-type="string">
            <text:p>&amp; 5 (1)</text:p>
          </table:table-cell>
          <table:table-cell table:formula="of:=&quot;&amp; &quot; &amp; ROUND([.G3];4) &amp; &quot; (&quot; &amp; ROUND([.G3]/[.G$3]) &amp; &quot;)&quot;" office:value-type="string" office:string-value="&amp; 0.0095 (1)" calcext:value-type="string">
            <text:p>&amp; 0.0095 (1)</text:p>
          </table:table-cell>
          <table:table-cell table:formula="of:=&quot;&amp; &quot; &amp; ROUND([.H3]) &amp; &quot; (&quot; &amp; ROUND([.H3]/[.H$3]) &amp; &quot;)&quot;" office:value-type="string" office:string-value="&amp; 5 (1)" calcext:value-type="string">
            <text:p>&amp; 5 (1)</text:p>
          </table:table-cell>
          <table:table-cell table:style-name="ce1" table:formula="of:=&quot;&amp; &quot; &amp; ROUND([.I3];4) &amp; &quot; (&quot; &amp; ROUND([.I3]/[.I$3]) &amp; &quot;)&quot;" office:value-type="string" office:string-value="&amp; 0.0079 (1)" calcext:value-type="string">
            <text:p>&amp; 0.0079 (1)</text:p>
          </table:table-cell>
          <table:table-cell table:formula="of:=&quot;&amp; &quot; &amp; ROUND([.J3]) &amp; &quot; (&quot; &amp; ROUND([.J3]/[.J$3]) &amp; &quot;)&quot;" office:value-type="string" office:string-value="&amp; 4 (1)" calcext:value-type="string">
            <text:p>&amp; 4 (1)</text:p>
          </table:table-cell>
          <table:table-cell table:formula="of:=&quot;&amp; &quot; &amp; ROUND([.K3];4) &amp; &quot; (&quot; &amp; ROUND([.K3]/[.K$3]) &amp; &quot;)&quot;" office:value-type="string" office:string-value="&amp; 0.0002 (1)" calcext:value-type="string">
            <text:p>&amp; 0.0002 (1)</text:p>
          </table:table-cell>
          <table:table-cell table:formula="of:=&quot;&amp; &quot; &amp; ROUND([.L3]) &amp; &quot; (&quot; &amp; ROUND([.L3]/[.L$3]) &amp; &quot;)&quot;" office:value-type="string" office:string-value="&amp; 1 (1)" calcext:value-type="string">
            <text:p>&amp; 1 (1)</text:p>
          </table:table-cell>
          <table:table-cell/>
        </table:table-row>
        <table:table-row table:style-name="ro3">
          <table:table-cell table:style-name="ce1"/>
          <table:table-cell table:formula="of:=[.B4]" office:value-type="string" office:string-value="Brute force" calcext:value-type="string">
            <text:p>Brute force</text:p>
          </table:table-cell>
          <table:table-cell table:formula="of:=&quot;&amp; &quot; &amp; ROUND([.C4];4) &amp; &quot; (&quot; &amp; ROUND([.C4]/[.C$3];1) &amp; &quot;)&quot;" office:value-type="string" office:string-value="&amp; 0.0043 (1.5)" calcext:value-type="string">
            <text:p>&amp; 0.0043 (1.5)</text:p>
          </table:table-cell>
          <table:table-cell table:formula="of:=&quot;&amp; &quot; &amp; ROUND([.D4]) &amp; &quot; (&quot; &amp; ROUND([.D4]/[.D$3]) &amp; &quot;)&quot;" office:value-type="string" office:string-value="&amp; 38 (1)" calcext:value-type="string">
            <text:p>&amp; 38 (1)</text:p>
          </table:table-cell>
          <table:table-cell table:style-name="ce1" table:formula="of:=&quot;&amp; &quot; &amp; ROUND([.E4];4) &amp; &quot; (&quot; &amp; ROUND([.E4]/[.E$3]) &amp; &quot;)&quot;" office:value-type="string" office:string-value="&amp; 0.0133 (2)" calcext:value-type="string">
            <text:p>&amp; 0.0133 (2)</text:p>
          </table:table-cell>
          <table:table-cell table:formula="of:=&quot;&amp; &quot; &amp; ROUND([.F4]) &amp; &quot; (&quot; &amp; ROUND([.F4]/[.F$3]) &amp; &quot;)&quot;" office:value-type="string" office:string-value="&amp; 32 (7)" calcext:value-type="string">
            <text:p>&amp; 32 (7)</text:p>
          </table:table-cell>
          <table:table-cell table:formula="of:=&quot;&amp; &quot; &amp; ROUND([.G4];4) &amp; &quot; (&quot; &amp; ROUND([.G4]/[.G$3]) &amp; &quot;)&quot;" office:value-type="string" office:string-value="&amp; 0.0149 (2)" calcext:value-type="string">
            <text:p>&amp; 0.0149 (2)</text:p>
          </table:table-cell>
          <table:table-cell table:formula="of:=&quot;&amp; &quot; &amp; ROUND([.H4]) &amp; &quot; (&quot; &amp; ROUND([.H4]/[.H$3]) &amp; &quot;)&quot;" office:value-type="string" office:string-value="&amp; 31 (7)" calcext:value-type="string">
            <text:p>&amp; 31 (7)</text:p>
          </table:table-cell>
          <table:table-cell table:style-name="ce1" table:formula="of:=&quot;&amp; &quot; &amp; ROUND([.I4];4) &amp; &quot; (&quot; &amp; ROUND([.I4]/[.I$3]) &amp; &quot;)&quot;" office:value-type="string" office:string-value="&amp; 0.0123 (2)" calcext:value-type="string">
            <text:p>&amp; 0.0123 (2)</text:p>
          </table:table-cell>
          <table:table-cell table:formula="of:=&quot;&amp; &quot; &amp; ROUND([.J4]) &amp; &quot; (&quot; &amp; ROUND([.J4]/[.J$3]) &amp; &quot;)&quot;" office:value-type="string" office:string-value="&amp; 24 (6)" calcext:value-type="string">
            <text:p>&amp; 24 (6)</text:p>
          </table:table-cell>
          <table:table-cell table:formula="of:=&quot;&amp; &quot; &amp; ROUND([.K4];4) &amp; &quot; (&quot; &amp; ROUND([.K4]/[.K$3]) &amp; &quot;)&quot;" office:value-type="string" office:string-value="&amp; 0.0008 (4)" calcext:value-type="string">
            <text:p>&amp; 0.0008 (4)</text:p>
          </table:table-cell>
          <table:table-cell table:formula="of:=&quot;&amp; &quot; &amp; ROUND([.L4]) &amp; &quot; (&quot; &amp; ROUND([.L4]/[.L$3]) &amp; &quot;)&quot;" office:value-type="string" office:string-value="&amp; 6 (6)" calcext:value-type="string">
            <text:p>&amp; 6 (6)</text:p>
          </table:table-cell>
          <table:table-cell table:style-name="ce1"/>
        </table:table-row>
        <table:table-row table:style-name="ro3">
          <table:table-cell table:style-name="ce1"/>
          <table:table-cell table:formula="of:=[.B5]" office:value-type="string" office:string-value="Cluster shuffle" calcext:value-type="string">
            <text:p>Cluster shuffle</text:p>
          </table:table-cell>
          <table:table-cell table:formula="of:=&quot;&amp; &quot; &amp; ROUND([.C5];4) &amp; &quot; (&quot; &amp; ROUND([.C5]/[.C$3];1) &amp; &quot;)&quot;" office:value-type="string" office:string-value="&amp; 0.0121 (4.1)" calcext:value-type="string">
            <text:p>&amp; 0.0121 (4.1)</text:p>
          </table:table-cell>
          <table:table-cell table:formula="of:=&quot;&amp; &quot; &amp; ROUND([.D5]) &amp; &quot; (&quot; &amp; ROUND([.D5]/[.D$3]) &amp; &quot;)&quot;" office:value-type="string" office:string-value="&amp; 114 (4)" calcext:value-type="string">
            <text:p>&amp; 114 (4)</text:p>
          </table:table-cell>
          <table:table-cell table:style-name="ce1" table:formula="of:=&quot;&amp; &quot; &amp; ROUND([.E5];4) &amp; &quot; (&quot; &amp; ROUND([.E5]/[.E$3]) &amp; &quot;)&quot;" office:value-type="string" office:string-value="&amp; 0.0146 (2)" calcext:value-type="string">
            <text:p>&amp; 0.0146 (2)</text:p>
          </table:table-cell>
          <table:table-cell table:formula="of:=&quot;&amp; &quot; &amp; ROUND([.F5]) &amp; &quot; (&quot; &amp; ROUND([.F5]/[.F$3]) &amp; &quot;)&quot;" office:value-type="string" office:string-value="&amp; 21 (4)" calcext:value-type="string">
            <text:p>&amp; 21 (4)</text:p>
          </table:table-cell>
          <table:table-cell table:formula="of:=&quot;&amp; &quot; &amp; ROUND([.G5];4) &amp; &quot; (&quot; &amp; ROUND([.G5]/[.G$3]) &amp; &quot;)&quot;" office:value-type="string" office:string-value="&amp; 0.0152 (2)" calcext:value-type="string">
            <text:p>&amp; 0.0152 (2)</text:p>
          </table:table-cell>
          <table:table-cell table:formula="of:=&quot;&amp; &quot; &amp; ROUND([.H5]) &amp; &quot; (&quot; &amp; ROUND([.H5]/[.H$3]) &amp; &quot;)&quot;" office:value-type="string" office:string-value="&amp; 13 (3)" calcext:value-type="string">
            <text:p>&amp; 13 (3)</text:p>
          </table:table-cell>
          <table:table-cell table:style-name="ce1" table:formula="of:=&quot;&amp; &quot; &amp; ROUND([.I5];4) &amp; &quot; (&quot; &amp; ROUND([.I5]/[.I$3]) &amp; &quot;)&quot;" office:value-type="string" office:string-value="&amp; 0.0133 (2)" calcext:value-type="string">
            <text:p>&amp; 0.0133 (2)</text:p>
          </table:table-cell>
          <table:table-cell table:formula="of:=&quot;&amp; &quot; &amp; ROUND([.J5]) &amp; &quot; (&quot; &amp; ROUND([.J5]/[.J$3]) &amp; &quot;)&quot;" office:value-type="string" office:string-value="&amp; 11 (3)" calcext:value-type="string">
            <text:p>&amp; 11 (3)</text:p>
          </table:table-cell>
          <table:table-cell table:formula="of:=&quot;&amp; &quot; &amp; ROUND([.K5];4) &amp; &quot; (&quot; &amp; ROUND([.K5]/[.K$3]) &amp; &quot;)&quot;" office:value-type="string" office:string-value="&amp; 0.0004 (2)" calcext:value-type="string">
            <text:p>&amp; 0.0004 (2)</text:p>
          </table:table-cell>
          <table:table-cell table:formula="of:=&quot;&amp; &quot; &amp; ROUND([.L5]) &amp; &quot; (&quot; &amp; ROUND([.L5]/[.L$3]) &amp; &quot;)&quot;" office:value-type="string" office:string-value="&amp; 3 (3)" calcext:value-type="string">
            <text:p>&amp; 3 (3)</text:p>
          </table:table-cell>
          <table:table-cell table:style-name="ce1"/>
        </table:table-row>
        <table:table-row table:style-name="ro1">
          <table:table-cell table:style-name="ce1"/>
          <table:table-cell table:formula="of:=[.B6]" office:value-type="string" office:string-value="Weighted shuffle" calcext:value-type="string">
            <text:p>Weighted shuffle</text:p>
          </table:table-cell>
          <table:table-cell table:formula="of:=&quot;&amp; &quot; &amp; ROUND([.C6];4) &amp; &quot; (&quot; &amp; ROUND([.C6]/[.C$3];1) &amp; &quot;)&quot;" office:value-type="string" office:string-value="&amp; 0.0113 (3.8)" calcext:value-type="string">
            <text:p>&amp; 0.0113 (3.8)</text:p>
          </table:table-cell>
          <table:table-cell table:formula="of:=&quot;&amp; &quot; &amp; ROUND([.D6]) &amp; &quot; (&quot; &amp; ROUND([.D6]/[.D$3]) &amp; &quot;)&quot;" office:value-type="string" office:string-value="&amp; 106 (4)" calcext:value-type="string">
            <text:p>&amp; 106 (4)</text:p>
          </table:table-cell>
          <table:table-cell table:style-name="ce1" table:formula="of:=&quot;&amp; &quot; &amp; ROUND([.E6];4) &amp; &quot; (&quot; &amp; ROUND([.E6]/[.E$3]) &amp; &quot;)&quot;" office:value-type="string" office:string-value="&amp; 0.0277 (3)" calcext:value-type="string">
            <text:p>&amp; 0.0277 (3)</text:p>
          </table:table-cell>
          <table:table-cell table:formula="of:=&quot;&amp; &quot; &amp; ROUND([.F6]) &amp; &quot; (&quot; &amp; ROUND([.F6]/[.F$3]) &amp; &quot;)&quot;" office:value-type="string" office:string-value="&amp; 60 (13)" calcext:value-type="string">
            <text:p>&amp; 60 (13)</text:p>
          </table:table-cell>
          <table:table-cell table:formula="of:=&quot;&amp; &quot; &amp; ROUND([.G6];4) &amp; &quot; (&quot; &amp; ROUND([.G6]/[.G$3]) &amp; &quot;)&quot;" office:value-type="string" office:string-value="&amp; 0.0316 (3)" calcext:value-type="string">
            <text:p>&amp; 0.0316 (3)</text:p>
          </table:table-cell>
          <table:table-cell table:formula="of:=&quot;&amp; &quot; &amp; ROUND([.H6]) &amp; &quot; (&quot; &amp; ROUND([.H6]/[.H$3]) &amp; &quot;)&quot;" office:value-type="string" office:string-value="&amp; 59 (13)" calcext:value-type="string">
            <text:p>&amp; 59 (13)</text:p>
          </table:table-cell>
          <table:table-cell table:style-name="ce1" table:formula="of:=&quot;&amp; &quot; &amp; ROUND([.I6];4) &amp; &quot; (&quot; &amp; ROUND([.I6]/[.I$3]) &amp; &quot;)&quot;" office:value-type="string" office:string-value="&amp; 0.0265 (3)" calcext:value-type="string">
            <text:p>&amp; 0.0265 (3)</text:p>
          </table:table-cell>
          <table:table-cell table:formula="of:=&quot;&amp; &quot; &amp; ROUND([.J6]) &amp; &quot; (&quot; &amp; ROUND([.J6]/[.J$3]) &amp; &quot;)&quot;" office:value-type="string" office:string-value="&amp; 52 (12)" calcext:value-type="string">
            <text:p>&amp; 52 (12)</text:p>
          </table:table-cell>
          <table:table-cell table:formula="of:=&quot;&amp; &quot; &amp; ROUND([.K6];4) &amp; &quot; (&quot; &amp; ROUND([.K6]/[.K$3]) &amp; &quot;)&quot;" office:value-type="string" office:string-value="&amp; 0.0026 (12)" calcext:value-type="string">
            <text:p>&amp; 0.0026 (12)</text:p>
          </table:table-cell>
          <table:table-cell table:formula="of:=&quot;&amp; &quot; &amp; ROUND([.L6]) &amp; &quot; (&quot; &amp; ROUND([.L6]/[.L$3]) &amp; &quot;)&quot;" office:value-type="string" office:string-value="&amp; 24 (24)" calcext:value-type="string">
            <text:p>&amp; 24 (24)</text:p>
          </table:table-cell>
          <table:table-cell table:style-name="ce1"/>
        </table:table-row>
        <table:table-row table:style-name="ro1">
          <table:table-cell table:style-name="ce1"/>
          <table:table-cell table:formula="of:=[.B7]" office:value-type="string" office:string-value="Random match n" calcext:value-type="string">
            <text:p>Random match n</text:p>
          </table:table-cell>
          <table:table-cell table:formula="of:=&quot;&amp; &quot; &amp; ROUND([.C7];4) &amp; &quot; (&quot; &amp; ROUND([.C7]/[.C$3];1) &amp; &quot;)&quot;" office:value-type="string" office:string-value="&amp; 0.0111 (3.8)" calcext:value-type="string">
            <text:p>&amp; 0.0111 (3.8)</text:p>
          </table:table-cell>
          <table:table-cell table:formula="of:=&quot;&amp; &quot; &amp; ROUND([.D7]) &amp; &quot; (&quot; &amp; ROUND([.D7]/[.D$3]) &amp; &quot;)&quot;" office:value-type="string" office:string-value="&amp; 105 (4)" calcext:value-type="string">
            <text:p>&amp; 105 (4)</text:p>
          </table:table-cell>
          <table:table-cell table:style-name="ce1" table:formula="of:=&quot;&amp; &quot; &amp; ROUND([.E7];4) &amp; &quot; (&quot; &amp; ROUND([.E7]/[.E$3]) &amp; &quot;)&quot;" office:value-type="string" office:string-value="&amp; 0.0328 (4)" calcext:value-type="string">
            <text:p>&amp; 0.0328 (4)</text:p>
          </table:table-cell>
          <table:table-cell table:formula="of:=&quot;&amp; &quot; &amp; ROUND([.F7]) &amp; &quot; (&quot; &amp; ROUND([.F7]/[.F$3]) &amp; &quot;)&quot;" office:value-type="string" office:string-value="&amp; 74 (16)" calcext:value-type="string">
            <text:p>&amp; 74 (16)</text:p>
          </table:table-cell>
          <table:table-cell table:formula="of:=&quot;&amp; &quot; &amp; ROUND([.G7];4) &amp; &quot; (&quot; &amp; ROUND([.G7]/[.G$3]) &amp; &quot;)&quot;" office:value-type="string" office:string-value="&amp; 0.0369 (4)" calcext:value-type="string">
            <text:p>&amp; 0.0369 (4)</text:p>
          </table:table-cell>
          <table:table-cell table:formula="of:=&quot;&amp; &quot; &amp; ROUND([.H7]) &amp; &quot; (&quot; &amp; ROUND([.H7]/[.H$3]) &amp; &quot;)&quot;" office:value-type="string" office:string-value="&amp; 73 (16)" calcext:value-type="string">
            <text:p>&amp; 73 (16)</text:p>
          </table:table-cell>
          <table:table-cell/>
          <table:table-cell table:formula="of:=&quot;&amp; &quot; &amp; ROUND([.J7]) &amp; &quot; (&quot; &amp; ROUND([.J7]/[.J$3]) &amp; &quot;)&quot;" office:value-type="string" office:string-value="&amp; 60 (14)" calcext:value-type="string">
            <text:p>&amp; 60 (14)</text:p>
          </table:table-cell>
          <table:table-cell table:formula="of:=&quot;&amp; &quot; &amp; ROUND([.K7];4) &amp; &quot; (&quot; &amp; ROUND([.K7]/[.K$3]) &amp; &quot;)&quot;" office:value-type="string" office:string-value="&amp; 0.0032 (16)" calcext:value-type="string">
            <text:p>&amp; 0.0032 (16)</text:p>
          </table:table-cell>
          <table:table-cell table:formula="of:=&quot;&amp; &quot; &amp; ROUND([.L7]) &amp; &quot; (&quot; &amp; ROUND([.L7]/[.L$3]) &amp; &quot;)&quot;" office:value-type="string" office:string-value="&amp; 31 (31)" calcext:value-type="string">
            <text:p>&amp; 31 (31)</text:p>
          </table:table-cell>
          <table:table-cell table:style-name="ce1"/>
        </table:table-row>
        <table:table-row table:style-name="ro1">
          <table:table-cell table:style-name="ce1"/>
          <table:table-cell table:formula="of:=[.B8]" office:value-type="string" office:string-value="Distribution match" calcext:value-type="string">
            <text:p>Distribution match</text:p>
          </table:table-cell>
          <table:table-cell table:formula="of:=&quot;&amp; &quot; &amp; ROUND([.C8];4) &amp; &quot; (&quot; &amp; ROUND([.C8]/[.C$3];1) &amp; &quot;)&quot;" office:value-type="string" office:string-value="&amp; 0.014 (4.7)" calcext:value-type="string">
            <text:p>&amp; 0.014 (4.7)</text:p>
          </table:table-cell>
          <table:table-cell table:formula="of:=&quot;&amp; &quot; &amp; ROUND([.D8]) &amp; &quot; (&quot; &amp; ROUND([.D8]/[.D$3]) &amp; &quot;)&quot;" office:value-type="string" office:string-value="&amp; 131 (5)" calcext:value-type="string">
            <text:p>&amp; 131 (5)</text:p>
          </table:table-cell>
          <table:table-cell table:style-name="ce1" table:formula="of:=&quot;&amp; &quot; &amp; ROUND([.E8];4) &amp; &quot; (&quot; &amp; ROUND([.E8]/[.E$3]) &amp; &quot;)&quot;" office:value-type="string" office:string-value="&amp; 0.0387 (5)" calcext:value-type="string">
            <text:p>&amp; 0.0387 (5)</text:p>
          </table:table-cell>
          <table:table-cell table:formula="of:=&quot;&amp; &quot; &amp; ROUND([.F8]) &amp; &quot; (&quot; &amp; ROUND([.F8]/[.F$3]) &amp; &quot;)&quot;" office:value-type="string" office:string-value="&amp; 113 (24)" calcext:value-type="string">
            <text:p>&amp; 113 (24)</text:p>
          </table:table-cell>
          <table:table-cell table:formula="of:=&quot;&amp; &quot; &amp; ROUND([.G8];4) &amp; &quot; (&quot; &amp; ROUND([.G8]/[.G$3]) &amp; &quot;)&quot;" office:value-type="string" office:string-value="&amp; 0.0436 (5)" calcext:value-type="string">
            <text:p>&amp; 0.0436 (5)</text:p>
          </table:table-cell>
          <table:table-cell table:formula="of:=&quot;&amp; &quot; &amp; ROUND([.H8]) &amp; &quot; (&quot; &amp; ROUND([.H8]/[.H$3]) &amp; &quot;)&quot;" office:value-type="string" office:string-value="&amp; 109 (24)" calcext:value-type="string">
            <text:p>&amp; 109 (24)</text:p>
          </table:table-cell>
          <table:table-cell table:style-name="ce1" table:formula="of:=&quot;&amp; &quot; &amp; ROUND([.I8];4) &amp; &quot; (&quot; &amp; ROUND([.I8]/[.I$3]) &amp; &quot;)&quot;" office:value-type="string" office:string-value="&amp; 0.0397 (5)" calcext:value-type="string">
            <text:p>&amp; 0.0397 (5)</text:p>
          </table:table-cell>
          <table:table-cell table:formula="of:=&quot;&amp; &quot; &amp; ROUND([.J8]) &amp; &quot; (&quot; &amp; ROUND([.J8]/[.J$3]) &amp; &quot;)&quot;" office:value-type="string" office:string-value="&amp; 119 (28)" calcext:value-type="string">
            <text:p>&amp; 119 (28)</text:p>
          </table:table-cell>
          <table:table-cell table:formula="of:=&quot;&amp; &quot; &amp; ROUND([.K8];4) &amp; &quot; (&quot; &amp; ROUND([.K8]/[.K$3]) &amp; &quot;)&quot;" office:value-type="string" office:string-value="&amp; 0.0121 (59)" calcext:value-type="string">
            <text:p>&amp; 0.0121 (59)</text:p>
          </table:table-cell>
          <table:table-cell table:formula="of:=&quot;&amp; &quot; &amp; ROUND([.L8]) &amp; &quot; (&quot; &amp; ROUND([.L8]/[.L$3]) &amp; &quot;)&quot;" office:value-type="string" office:string-value="&amp; 116 (116)" calcext:value-type="string">
            <text:p>&amp; 116 (116)</text:p>
          </table:table-cell>
          <table:table-cell table:style-name="ce1"/>
        </table:table-row>
        <table:table-row table:style-name="ro3">
          <table:table-cell table:style-name="ce1"/>
          <table:table-cell table:formula="of:=[.B9]" office:value-type="string" office:string-value="Random match" calcext:value-type="string">
            <text:p>Random match</text:p>
          </table:table-cell>
          <table:table-cell table:formula="of:=&quot;&amp; &quot; &amp; ROUND([.C9];4) &amp; &quot; (&quot; &amp; ROUND([.C9]/[.C$3];1) &amp; &quot;)&quot;" office:value-type="string" office:string-value="&amp; 0.3315 (112)" calcext:value-type="string">
            <text:p>&amp; 0.3315 (112)</text:p>
          </table:table-cell>
          <table:table-cell table:formula="of:=&quot;&amp; &quot; &amp; ROUND([.D9]) &amp; &quot; (&quot; &amp; ROUND([.D9]/[.D$3]) &amp; &quot;)&quot;" office:value-type="string" office:string-value="&amp; 2495 (88)" calcext:value-type="string">
            <text:p>&amp; 2495 (88)</text:p>
          </table:table-cell>
          <table:table-cell table:style-name="ce1" table:formula="of:=&quot;&amp; &quot; &amp; ROUND([.E9];4) &amp; &quot; (&quot; &amp; ROUND([.E9]/[.E$3]) &amp; &quot;)&quot;" office:value-type="string" office:string-value="&amp; 0.3316 (41)" calcext:value-type="string">
            <text:p>&amp; 0.3316 (41)</text:p>
          </table:table-cell>
          <table:table-cell table:formula="of:=&quot;&amp; &quot; &amp; ROUND([.F9]) &amp; &quot; (&quot; &amp; ROUND([.F9]/[.F$3]) &amp; &quot;)&quot;" office:value-type="string" office:string-value="&amp; 2495 (525)" calcext:value-type="string">
            <text:p>&amp; 2495 (525)</text:p>
          </table:table-cell>
          <table:table-cell table:formula="of:=&quot;&amp; &quot; &amp; ROUND([.G9];4) &amp; &quot; (&quot; &amp; ROUND([.G9]/[.G$3]) &amp; &quot;)&quot;" office:value-type="string" office:string-value="&amp; 0.3317 (35)" calcext:value-type="string">
            <text:p>&amp; 0.3317 (35)</text:p>
          </table:table-cell>
          <table:table-cell table:formula="of:=&quot;&amp; &quot; &amp; ROUND([.H9]) &amp; &quot; (&quot; &amp; ROUND([.H9]/[.H$3]) &amp; &quot;)&quot;" office:value-type="string" office:string-value="&amp; 2497 (555)" calcext:value-type="string">
            <text:p>&amp; 2497 (555)</text:p>
          </table:table-cell>
          <table:table-cell table:style-name="ce1" table:formula="of:=&quot;&amp; &quot; &amp; ROUND([.I9];4) &amp; &quot; (&quot; &amp; ROUND([.I9]/[.I$3]) &amp; &quot;)&quot;" office:value-type="string" office:string-value="&amp; 0.3318 (42)" calcext:value-type="string">
            <text:p>&amp; 0.3318 (42)</text:p>
          </table:table-cell>
          <table:table-cell table:formula="of:=&quot;&amp; &quot; &amp; ROUND([.J9]) &amp; &quot; (&quot; &amp; ROUND([.J9]/[.J$3]) &amp; &quot;)&quot;" office:value-type="string" office:string-value="&amp; 2497 (587)" calcext:value-type="string">
            <text:p>&amp; 2497 (587)</text:p>
          </table:table-cell>
          <table:table-cell table:formula="of:=&quot;&amp; &quot; &amp; ROUND([.K9];4) &amp; &quot; (&quot; &amp; ROUND([.K9]/[.K$3]) &amp; &quot;)&quot;" office:value-type="string" office:string-value="&amp; 0.3319 (1615)" calcext:value-type="string">
            <text:p>&amp; 0.3319 (1615)</text:p>
          </table:table-cell>
          <table:table-cell table:formula="of:=&quot;&amp; &quot; &amp; ROUND([.L9]) &amp; &quot; (&quot; &amp; ROUND([.L9]/[.L$3]) &amp; &quot;)&quot;" office:value-type="string" office:string-value="&amp; 2496 (2496)" calcext:value-type="string">
            <text:p>&amp; 2496 (2496)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number-columns-repeated="3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2"/>
          <table:table-cell table:style-name="ce1"/>
        </table:table-row>
      </table:table>
      <table:named-expressions/>
      <table:database-ranges>
        <table:database-range table:name="__Anonymous_Sheet_DB__0" table:target-range-address="STI.D13:STI.J20">
          <table:sort>
            <table:sort-by table:field-number="4" table:data-type="automatic"/>
          </table:sort>
        </table:database-range>
        <table:database-range table:name="__Anonymous_Sheet_DB__1" table:target-range-address="ABM.B2:ABM.L9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00/00/00</text:date>, <text:time style:data-style-name="N2" text:time-value="10:56:21.107667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06:56:09.370231860</meta:creation-date>
    <dc:date>2016-09-10T16:33:12.321516118</dc:date>
    <meta:editing-duration>PT1H59M51S</meta:editing-duration>
    <meta:editing-cycles>14</meta:editing-cycles>
    <meta:generator>LibreOffice/5.1.4.2$Linux_X86_64 LibreOffice_project/10m0$Build-2</meta:generator>
    <meta:document-statistic meta:table-count="2" meta:cell-count="889" meta:object-count="0"/>
  </office:meta>
</office:document-meta>
</file>